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60af7a" officeooo:paragraph-rsid="011d5a6b"/>
    </style:style>
    <style:style style:name="P6" style:family="paragraph" style:parent-style-name="Text_20_body">
      <style:text-properties officeooo:rsid="015717a7" officeooo:paragraph-rsid="018e167c"/>
    </style:style>
    <style:style style:name="P7" style:family="paragraph" style:parent-style-name="Text_20_body">
      <style:text-properties officeooo:rsid="0007204f" officeooo:paragraph-rsid="015bf5ca"/>
    </style:style>
    <style:style style:name="P8" style:family="paragraph" style:parent-style-name="Text_20_body">
      <style:text-properties officeooo:rsid="000e52b3" officeooo:paragraph-rsid="0174c0ef"/>
    </style:style>
    <style:style style:name="P9" style:family="paragraph" style:parent-style-name="Text_20_body">
      <style:text-properties officeooo:paragraph-rsid="0179b3bf"/>
    </style:style>
    <style:style style:name="P10" style:family="paragraph" style:parent-style-name="Text_20_body">
      <style:text-properties officeooo:rsid="01975bc1" officeooo:paragraph-rsid="01975bc1"/>
    </style:style>
    <style:style style:name="P11" style:family="paragraph" style:parent-style-name="Text_20_body">
      <style:text-properties officeooo:rsid="019aab4f" officeooo:paragraph-rsid="019aab4f"/>
    </style:style>
    <style:style style:name="P12" style:family="paragraph" style:parent-style-name="Text_20_body">
      <style:text-properties officeooo:rsid="019aab4f" officeooo:paragraph-rsid="019e8f97"/>
    </style:style>
    <style:style style:name="P13" style:family="paragraph" style:parent-style-name="Text_20_body">
      <style:text-properties officeooo:rsid="0179b3bf" officeooo:paragraph-rsid="0179b3bf"/>
    </style:style>
    <style:style style:name="P14" style:family="paragraph" style:parent-style-name="Text_20_body">
      <style:text-properties officeooo:rsid="01addf9f" officeooo:paragraph-rsid="01addf9f"/>
    </style:style>
    <style:style style:name="P15" style:family="paragraph" style:parent-style-name="Text_20_body">
      <style:text-properties officeooo:rsid="01aded27" officeooo:paragraph-rsid="01aded27"/>
    </style:style>
    <style:style style:name="P16" style:family="paragraph" style:parent-style-name="Text_20_body">
      <style:text-properties officeooo:rsid="01b2bff3" officeooo:paragraph-rsid="01b2bff3"/>
    </style:style>
    <style:style style:name="P17" style:family="paragraph" style:parent-style-name="Text_20_body">
      <style:paragraph-properties fo:text-align="center" style:justify-single-word="false"/>
      <style:text-properties officeooo:rsid="01b580c8" officeooo:paragraph-rsid="01b580c8"/>
    </style:style>
    <style:style style:name="P18" style:family="paragraph" style:parent-style-name="Heading">
      <style:paragraph-properties fo:text-align="center" style:justify-single-word="false"/>
      <style:text-properties officeooo:rsid="01b580c8" officeooo:paragraph-rsid="01b580c8"/>
    </style:style>
    <style:style style:name="P19" style:family="paragraph" style:parent-style-name="Text_20_body">
      <style:text-properties officeooo:paragraph-rsid="01bbc482"/>
    </style:style>
    <style:style style:name="P20" style:family="paragraph" style:parent-style-name="Text_20_body">
      <style:text-properties officeooo:rsid="01c40ba3" officeooo:paragraph-rsid="01c40ba3"/>
    </style:style>
    <style:style style:name="P21" style:family="paragraph" style:parent-style-name="Text_20_body">
      <style:text-properties officeooo:rsid="01c40ba3" officeooo:paragraph-rsid="01c5225a"/>
    </style:style>
    <style:style style:name="P22" style:family="paragraph" style:parent-style-name="Text_20_body">
      <style:text-properties officeooo:rsid="01c841ef" officeooo:paragraph-rsid="01c841ef"/>
    </style:style>
    <style:style style:name="P23" style:family="paragraph" style:parent-style-name="Text_20_body">
      <style:text-properties officeooo:rsid="01d3d7c7" officeooo:paragraph-rsid="01d3d7c7"/>
    </style:style>
    <style:style style:name="P24" style:family="paragraph" style:parent-style-name="Text_20_body">
      <style:text-properties officeooo:rsid="01d4a092" officeooo:paragraph-rsid="01d4a092"/>
    </style:style>
    <style:style style:name="P25" style:family="paragraph" style:parent-style-name="Text_20_body">
      <style:text-properties officeooo:rsid="01c9a813" officeooo:paragraph-rsid="01c9a813"/>
    </style:style>
    <style:style style:name="P26" style:family="paragraph" style:parent-style-name="Text_20_body">
      <style:text-properties officeooo:rsid="01e2d8ec" officeooo:paragraph-rsid="01e2d8ec"/>
    </style:style>
    <style:style style:name="P27" style:family="paragraph" style:parent-style-name="Text_20_body">
      <style:text-properties officeooo:rsid="01e6c749" officeooo:paragraph-rsid="01e6c749"/>
    </style:style>
    <style:style style:name="P28" style:family="paragraph" style:parent-style-name="Text_20_body">
      <style:text-properties officeooo:rsid="01e6c749" officeooo:paragraph-rsid="0362eea6"/>
    </style:style>
    <style:style style:name="P29" style:family="paragraph" style:parent-style-name="Text_20_body">
      <style:text-properties officeooo:rsid="01eb2894" officeooo:paragraph-rsid="01eb2894"/>
    </style:style>
    <style:style style:name="P30" style:family="paragraph" style:parent-style-name="Text_20_body">
      <style:text-properties officeooo:rsid="01ef5da9" officeooo:paragraph-rsid="01ef5da9"/>
    </style:style>
    <style:style style:name="P31" style:family="paragraph" style:parent-style-name="Text_20_body">
      <style:text-properties officeooo:rsid="01f2b985" officeooo:paragraph-rsid="01f2b985"/>
    </style:style>
    <style:style style:name="P32" style:family="paragraph" style:parent-style-name="Text_20_body">
      <style:text-properties officeooo:rsid="01f33054" officeooo:paragraph-rsid="01f33054"/>
    </style:style>
    <style:style style:name="P33" style:family="paragraph" style:parent-style-name="Text_20_body">
      <style:text-properties officeooo:rsid="01f33054" officeooo:paragraph-rsid="01f4496f"/>
    </style:style>
    <style:style style:name="P34" style:family="paragraph" style:parent-style-name="Text_20_body">
      <style:text-properties officeooo:rsid="01f33054" officeooo:paragraph-rsid="038d7bba"/>
    </style:style>
    <style:style style:name="P35" style:family="paragraph" style:parent-style-name="Text_20_body">
      <style:text-properties officeooo:rsid="0063ed7a" officeooo:paragraph-rsid="018e167c"/>
    </style:style>
    <style:style style:name="P36" style:family="paragraph" style:parent-style-name="Text_20_body">
      <style:text-properties officeooo:rsid="0162118d" officeooo:paragraph-rsid="01f7fda9"/>
    </style:style>
    <style:style style:name="P37" style:family="paragraph" style:parent-style-name="Text_20_body">
      <style:text-properties officeooo:rsid="01f9b0de" officeooo:paragraph-rsid="01f9b0de"/>
    </style:style>
    <style:style style:name="P38" style:family="paragraph" style:parent-style-name="Text_20_body">
      <style:text-properties officeooo:rsid="01f9b0de" officeooo:paragraph-rsid="02070681"/>
    </style:style>
    <style:style style:name="P39" style:family="paragraph" style:parent-style-name="Text_20_body">
      <style:text-properties officeooo:rsid="01f9b0de" officeooo:paragraph-rsid="020ea2dd"/>
    </style:style>
    <style:style style:name="P40" style:family="paragraph" style:parent-style-name="Text_20_body">
      <style:text-properties officeooo:rsid="01fdc424" officeooo:paragraph-rsid="01fdc424"/>
    </style:style>
    <style:style style:name="P41" style:family="paragraph" style:parent-style-name="Text_20_body">
      <style:text-properties officeooo:rsid="01fe9258" officeooo:paragraph-rsid="01fe9258"/>
    </style:style>
    <style:style style:name="P42" style:family="paragraph" style:parent-style-name="Text_20_body">
      <style:text-properties officeooo:rsid="01ff8e68" officeooo:paragraph-rsid="01ff8e68"/>
    </style:style>
    <style:style style:name="P43" style:family="paragraph" style:parent-style-name="Text_20_body">
      <style:text-properties officeooo:rsid="0200770b" officeooo:paragraph-rsid="0200770b"/>
    </style:style>
    <style:style style:name="P44" style:family="paragraph" style:parent-style-name="Text_20_body">
      <style:text-properties officeooo:rsid="02084a12" officeooo:paragraph-rsid="02084a12"/>
    </style:style>
    <style:style style:name="P45" style:family="paragraph" style:parent-style-name="Text_20_body">
      <style:text-properties officeooo:rsid="02084a12" officeooo:paragraph-rsid="020d540d"/>
    </style:style>
    <style:style style:name="P46" style:family="paragraph" style:parent-style-name="Text_20_body">
      <style:text-properties officeooo:rsid="0209ca62" officeooo:paragraph-rsid="0209ca62"/>
    </style:style>
    <style:style style:name="P47" style:family="paragraph" style:parent-style-name="Text_20_body">
      <style:text-properties officeooo:rsid="020b043c" officeooo:paragraph-rsid="020b043c"/>
    </style:style>
    <style:style style:name="P48" style:family="paragraph" style:parent-style-name="Text_20_body">
      <style:text-properties officeooo:rsid="020b5e4d" officeooo:paragraph-rsid="020b5e4d"/>
    </style:style>
    <style:style style:name="P49" style:family="paragraph" style:parent-style-name="Text_20_body">
      <style:text-properties officeooo:rsid="01e4da28" officeooo:paragraph-rsid="01e4da28"/>
    </style:style>
    <style:style style:name="P50" style:family="paragraph" style:parent-style-name="Text_20_body">
      <style:text-properties officeooo:rsid="01e4da28" officeooo:paragraph-rsid="01e9103d"/>
    </style:style>
    <style:style style:name="P51" style:family="paragraph" style:parent-style-name="Text_20_body">
      <style:text-properties officeooo:rsid="0210020c" officeooo:paragraph-rsid="0210020c"/>
    </style:style>
    <style:style style:name="P52" style:family="paragraph" style:parent-style-name="Text_20_body">
      <style:text-properties officeooo:rsid="0210020c" officeooo:paragraph-rsid="03624aca"/>
    </style:style>
    <style:style style:name="P53" style:family="paragraph" style:parent-style-name="Text_20_body">
      <style:text-properties officeooo:rsid="0214aaf8" officeooo:paragraph-rsid="0214aaf8"/>
    </style:style>
    <style:style style:name="P54" style:family="paragraph" style:parent-style-name="Text_20_body">
      <style:text-properties officeooo:rsid="02171228" officeooo:paragraph-rsid="02171228"/>
    </style:style>
    <style:style style:name="P55" style:family="paragraph" style:parent-style-name="Text_20_body">
      <style:text-properties officeooo:rsid="0218c218" officeooo:paragraph-rsid="0218c218"/>
    </style:style>
    <style:style style:name="P56" style:family="paragraph" style:parent-style-name="Text_20_body">
      <style:text-properties officeooo:rsid="021b4656" officeooo:paragraph-rsid="021b4656"/>
    </style:style>
    <style:style style:name="P57" style:family="paragraph" style:parent-style-name="Text_20_body">
      <style:text-properties officeooo:rsid="021d418b" officeooo:paragraph-rsid="021d418b"/>
    </style:style>
    <style:style style:name="P58" style:family="paragraph" style:parent-style-name="Text_20_body">
      <style:text-properties officeooo:rsid="021f37cc" officeooo:paragraph-rsid="021f37cc"/>
    </style:style>
    <style:style style:name="P59" style:family="paragraph" style:parent-style-name="Text_20_body">
      <style:text-properties officeooo:rsid="0220d324" officeooo:paragraph-rsid="0220d324"/>
    </style:style>
    <style:style style:name="P60" style:family="paragraph" style:parent-style-name="Text_20_body">
      <style:text-properties officeooo:rsid="0223534e" officeooo:paragraph-rsid="0223534e"/>
    </style:style>
    <style:style style:name="P61" style:family="paragraph" style:parent-style-name="Text_20_body">
      <style:text-properties officeooo:rsid="0225b373" officeooo:paragraph-rsid="0225b373"/>
    </style:style>
    <style:style style:name="P62" style:family="paragraph" style:parent-style-name="Text_20_body">
      <style:text-properties officeooo:rsid="022f2dfc" officeooo:paragraph-rsid="022f2dfc"/>
    </style:style>
    <style:style style:name="P63" style:family="paragraph" style:parent-style-name="Text_20_body">
      <style:text-properties officeooo:rsid="02362924" officeooo:paragraph-rsid="02362924"/>
    </style:style>
    <style:style style:name="P64" style:family="paragraph" style:parent-style-name="Text_20_body">
      <style:text-properties officeooo:rsid="0238a0c8" officeooo:paragraph-rsid="0238a0c8"/>
    </style:style>
    <style:style style:name="P65" style:family="paragraph" style:parent-style-name="Text_20_body">
      <style:text-properties officeooo:rsid="023b9da6" officeooo:paragraph-rsid="023b9da6"/>
    </style:style>
    <style:style style:name="P66" style:family="paragraph" style:parent-style-name="Text_20_body">
      <style:text-properties officeooo:rsid="023eaa56" officeooo:paragraph-rsid="023eaa56"/>
    </style:style>
    <style:style style:name="P67" style:family="paragraph" style:parent-style-name="Text_20_body">
      <style:text-properties officeooo:rsid="0240feea" officeooo:paragraph-rsid="0240feea"/>
    </style:style>
    <style:style style:name="P68" style:family="paragraph" style:parent-style-name="Text_20_body">
      <style:text-properties officeooo:rsid="02428cba" officeooo:paragraph-rsid="02428cba"/>
    </style:style>
    <style:style style:name="P69" style:family="paragraph" style:parent-style-name="Text_20_body">
      <style:text-properties officeooo:rsid="0245f2f0" officeooo:paragraph-rsid="0245f2f0"/>
    </style:style>
    <style:style style:name="P70" style:family="paragraph" style:parent-style-name="Text_20_body">
      <style:text-properties officeooo:rsid="02466a19" officeooo:paragraph-rsid="02466a19"/>
    </style:style>
    <style:style style:name="P71" style:family="paragraph" style:parent-style-name="Text_20_body">
      <style:text-properties officeooo:rsid="024d373d" officeooo:paragraph-rsid="024d373d"/>
    </style:style>
    <style:style style:name="P72" style:family="paragraph" style:parent-style-name="Text_20_body">
      <style:text-properties officeooo:rsid="024e1a8d" officeooo:paragraph-rsid="024e1a8d"/>
    </style:style>
    <style:style style:name="P73" style:family="paragraph" style:parent-style-name="Text_20_body">
      <style:text-properties officeooo:rsid="024f8066" officeooo:paragraph-rsid="024f8066"/>
    </style:style>
    <style:style style:name="P74" style:family="paragraph" style:parent-style-name="Text_20_body">
      <style:text-properties officeooo:rsid="0254aa30" officeooo:paragraph-rsid="0254aa30"/>
    </style:style>
    <style:style style:name="P75" style:family="paragraph" style:parent-style-name="Text_20_body">
      <style:text-properties officeooo:rsid="0255f999" officeooo:paragraph-rsid="0255f999"/>
    </style:style>
    <style:style style:name="P76" style:family="paragraph" style:parent-style-name="Text_20_body">
      <style:text-properties officeooo:rsid="025d8aa3" officeooo:paragraph-rsid="025d8aa3"/>
    </style:style>
    <style:style style:name="P77" style:family="paragraph" style:parent-style-name="Text_20_body">
      <style:text-properties officeooo:rsid="02586432" officeooo:paragraph-rsid="02586432"/>
    </style:style>
    <style:style style:name="P78" style:family="paragraph" style:parent-style-name="Text_20_body">
      <style:text-properties officeooo:rsid="02586432" officeooo:paragraph-rsid="0277049d"/>
    </style:style>
    <style:style style:name="P79" style:family="paragraph" style:parent-style-name="Text_20_body">
      <style:text-properties officeooo:rsid="025ea83e" officeooo:paragraph-rsid="025ea83e"/>
    </style:style>
    <style:style style:name="P80" style:family="paragraph" style:parent-style-name="Text_20_body">
      <style:text-properties officeooo:rsid="025ea83e" officeooo:paragraph-rsid="028e8039"/>
    </style:style>
    <style:style style:name="P81" style:family="paragraph" style:parent-style-name="Text_20_body">
      <style:text-properties officeooo:rsid="02713713" officeooo:paragraph-rsid="02713713"/>
    </style:style>
    <style:style style:name="P82" style:family="paragraph" style:parent-style-name="Text_20_body">
      <style:text-properties officeooo:rsid="0277049d" officeooo:paragraph-rsid="0277049d"/>
    </style:style>
    <style:style style:name="P83" style:family="paragraph" style:parent-style-name="Text_20_body">
      <style:text-properties officeooo:rsid="02881718" officeooo:paragraph-rsid="02881718"/>
    </style:style>
    <style:style style:name="P84" style:family="paragraph" style:parent-style-name="Text_20_body">
      <style:text-properties officeooo:rsid="0296793b" officeooo:paragraph-rsid="0296793b"/>
    </style:style>
    <style:style style:name="P85" style:family="paragraph" style:parent-style-name="Text_20_body">
      <style:text-properties officeooo:rsid="0296793b" officeooo:paragraph-rsid="029af191"/>
    </style:style>
    <style:style style:name="P86" style:family="paragraph" style:parent-style-name="Text_20_body">
      <style:text-properties officeooo:rsid="029e3f8b" officeooo:paragraph-rsid="029e3f8b"/>
    </style:style>
    <style:style style:name="P87" style:family="paragraph" style:parent-style-name="Text_20_body">
      <style:text-properties officeooo:rsid="02a4820a" officeooo:paragraph-rsid="02a4820a"/>
    </style:style>
    <style:style style:name="P88" style:family="paragraph" style:parent-style-name="Text_20_body">
      <style:text-properties officeooo:paragraph-rsid="018b27e1"/>
    </style:style>
    <style:style style:name="P89" style:family="paragraph" style:parent-style-name="Text_20_body">
      <style:text-properties officeooo:rsid="02ae12ea" officeooo:paragraph-rsid="02ae12ea"/>
    </style:style>
    <style:style style:name="P90" style:family="paragraph" style:parent-style-name="Text_20_body">
      <style:text-properties officeooo:rsid="02c64472" officeooo:paragraph-rsid="02c64472"/>
    </style:style>
    <style:style style:name="P91" style:family="paragraph" style:parent-style-name="Text_20_body">
      <style:text-properties officeooo:rsid="02e83bd6" officeooo:paragraph-rsid="02e83bd6"/>
    </style:style>
    <style:style style:name="P92" style:family="paragraph" style:parent-style-name="Text_20_body">
      <style:text-properties officeooo:rsid="02efec70" officeooo:paragraph-rsid="02efec70"/>
    </style:style>
    <style:style style:name="P93" style:family="paragraph" style:parent-style-name="Text_20_body">
      <style:text-properties officeooo:rsid="030a0042" officeooo:paragraph-rsid="030f22c6"/>
    </style:style>
    <style:style style:name="P94" style:family="paragraph" style:parent-style-name="Text_20_body">
      <style:text-properties officeooo:rsid="030ee6dc" officeooo:paragraph-rsid="030ee6dc"/>
    </style:style>
    <style:style style:name="P95" style:family="paragraph" style:parent-style-name="Text_20_body">
      <style:text-properties officeooo:rsid="031c23ba" officeooo:paragraph-rsid="031c23ba"/>
    </style:style>
    <style:style style:name="P96" style:family="paragraph" style:parent-style-name="Text_20_body">
      <style:text-properties officeooo:rsid="031db8e6" officeooo:paragraph-rsid="031db8e6"/>
    </style:style>
    <style:style style:name="P97" style:family="paragraph" style:parent-style-name="Text_20_body">
      <style:text-properties officeooo:rsid="032ac70c" officeooo:paragraph-rsid="032ac70c"/>
    </style:style>
    <style:style style:name="P98" style:family="paragraph" style:parent-style-name="Text_20_body">
      <style:text-properties officeooo:rsid="032ac70c" officeooo:paragraph-rsid="040ab4e1"/>
    </style:style>
    <style:style style:name="P99" style:family="paragraph" style:parent-style-name="Text_20_body">
      <style:text-properties officeooo:rsid="035b80e7" officeooo:paragraph-rsid="035b80e7"/>
    </style:style>
    <style:style style:name="P100" style:family="paragraph" style:parent-style-name="Text_20_body">
      <style:text-properties officeooo:rsid="035dca0e" officeooo:paragraph-rsid="035dca0e"/>
    </style:style>
    <style:style style:name="P101" style:family="paragraph" style:parent-style-name="Text_20_body">
      <style:text-properties officeooo:rsid="0365b438" officeooo:paragraph-rsid="030ee6dc"/>
    </style:style>
    <style:style style:name="P102" style:family="paragraph" style:parent-style-name="Text_20_body">
      <style:text-properties officeooo:rsid="0365b438" officeooo:paragraph-rsid="0413e173"/>
    </style:style>
    <style:style style:name="P103" style:family="paragraph" style:parent-style-name="Text_20_body">
      <style:text-properties officeooo:paragraph-rsid="038a286c"/>
    </style:style>
    <style:style style:name="P104" style:family="paragraph" style:parent-style-name="Text_20_body">
      <style:text-properties fo:font-style="normal" officeooo:rsid="01c537f6" officeooo:paragraph-rsid="01c537f6" style:font-style-asian="normal" style:font-style-complex="normal"/>
    </style:style>
    <style:style style:name="P105" style:family="paragraph" style:parent-style-name="Text_20_body">
      <style:text-properties officeooo:paragraph-rsid="02e73987"/>
    </style:style>
    <style:style style:name="P106" style:family="paragraph" style:parent-style-name="Text_20_body">
      <style:text-properties officeooo:rsid="038d7bba" officeooo:paragraph-rsid="038d7bba"/>
    </style:style>
    <style:style style:name="P107" style:family="paragraph" style:parent-style-name="Text_20_body">
      <style:text-properties officeooo:rsid="03903fba" officeooo:paragraph-rsid="03903fba"/>
    </style:style>
    <style:style style:name="P108" style:family="paragraph" style:parent-style-name="Text_20_body">
      <style:text-properties officeooo:rsid="039848b8" officeooo:paragraph-rsid="039848b8"/>
    </style:style>
    <style:style style:name="P109" style:family="paragraph" style:parent-style-name="Text_20_body">
      <style:text-properties officeooo:rsid="03a37d58" officeooo:paragraph-rsid="03a37d58"/>
    </style:style>
    <style:style style:name="P110" style:family="paragraph" style:parent-style-name="Text_20_body">
      <style:text-properties officeooo:paragraph-rsid="029af191"/>
    </style:style>
    <style:style style:name="P111" style:family="paragraph" style:parent-style-name="Text_20_body">
      <style:text-properties officeooo:rsid="03b052ee" officeooo:paragraph-rsid="03b052ee"/>
    </style:style>
    <style:style style:name="P112" style:family="paragraph" style:parent-style-name="Text_20_body">
      <style:text-properties officeooo:rsid="03b11c54" officeooo:paragraph-rsid="03b11c54"/>
    </style:style>
    <style:style style:name="P113" style:family="paragraph" style:parent-style-name="Text_20_body">
      <style:text-properties officeooo:rsid="03b92530" officeooo:paragraph-rsid="03b92530"/>
    </style:style>
    <style:style style:name="P114" style:family="paragraph" style:parent-style-name="Text_20_body">
      <style:text-properties officeooo:rsid="03be8910" officeooo:paragraph-rsid="03be8910"/>
    </style:style>
    <style:style style:name="P115" style:family="paragraph" style:parent-style-name="Title">
      <style:text-properties officeooo:rsid="015487d1" officeooo:paragraph-rsid="015487d1"/>
    </style:style>
    <style:style style:name="P116" style:family="paragraph" style:parent-style-name="Subtitle">
      <style:text-properties officeooo:rsid="015bf5ca" officeooo:paragraph-rsid="015bf5ca"/>
    </style:style>
    <style:style style:name="P117" style:family="paragraph" style:parent-style-name="Text_20_body">
      <style:text-properties officeooo:paragraph-rsid="03b92530"/>
    </style:style>
    <style:style style:name="P118" style:family="paragraph" style:parent-style-name="Text_20_body">
      <style:text-properties officeooo:rsid="0401c856" officeooo:paragraph-rsid="0401c856"/>
    </style:style>
    <style:style style:name="P119" style:family="paragraph" style:parent-style-name="Text_20_body">
      <style:text-properties officeooo:rsid="04033544" officeooo:paragraph-rsid="04033544"/>
    </style:style>
    <style:style style:name="P120" style:family="paragraph" style:parent-style-name="Text_20_body">
      <style:text-properties officeooo:rsid="04038e4d" officeooo:paragraph-rsid="04038e4d"/>
    </style:style>
    <style:style style:name="P121" style:family="paragraph" style:parent-style-name="Text_20_body">
      <style:text-properties officeooo:rsid="04053157" officeooo:paragraph-rsid="04053157"/>
    </style:style>
    <style:style style:name="P122" style:family="paragraph" style:parent-style-name="Text_20_body">
      <style:text-properties officeooo:rsid="0406d1c1" officeooo:paragraph-rsid="0406d1c1"/>
    </style:style>
    <style:style style:name="P123" style:family="paragraph" style:parent-style-name="Text_20_body">
      <style:text-properties officeooo:paragraph-rsid="02307027"/>
    </style:style>
    <style:style style:name="P124" style:family="paragraph" style:parent-style-name="Text_20_body">
      <style:text-properties officeooo:rsid="0413e173" officeooo:paragraph-rsid="0413e173"/>
    </style:style>
    <style:style style:name="P125" style:family="paragraph" style:parent-style-name="Text_20_body">
      <style:text-properties officeooo:rsid="041696b7" officeooo:paragraph-rsid="041931f0"/>
    </style:style>
    <style:style style:name="P126" style:family="paragraph" style:parent-style-name="Text_20_body">
      <style:text-properties officeooo:rsid="041696b7" officeooo:paragraph-rsid="041696b7"/>
    </style:style>
    <style:style style:name="P127" style:family="paragraph" style:parent-style-name="Text_20_body">
      <style:text-properties officeooo:rsid="041c817b" officeooo:paragraph-rsid="041c817b"/>
    </style:style>
    <style:style style:name="P128" style:family="paragraph" style:parent-style-name="Text_20_body">
      <style:text-properties officeooo:rsid="041d7a5e" officeooo:paragraph-rsid="041d7a5e"/>
    </style:style>
    <style:style style:name="P129" style:family="paragraph" style:parent-style-name="Text_20_body">
      <style:text-properties officeooo:rsid="0439d2ac" officeooo:paragraph-rsid="0439d2ac"/>
    </style:style>
    <style:style style:name="P130" style:family="paragraph" style:parent-style-name="Text_20_body">
      <style:text-properties officeooo:rsid="0439d2ac" officeooo:paragraph-rsid="0440869c"/>
    </style:style>
    <style:style style:name="P131" style:family="paragraph" style:parent-style-name="Text_20_body">
      <style:text-properties officeooo:rsid="043ed590" officeooo:paragraph-rsid="043ed590"/>
    </style:style>
    <style:style style:name="P132" style:family="paragraph" style:parent-style-name="Standard">
      <style:text-properties officeooo:rsid="0440869c" officeooo:paragraph-rsid="04426661"/>
    </style:style>
    <style:style style:name="P133" style:family="paragraph" style:parent-style-name="Text_20_body">
      <style:text-properties officeooo:rsid="0439a0db" officeooo:paragraph-rsid="01b2bff3"/>
    </style:style>
    <style:style style:name="P134" style:family="paragraph" style:parent-style-name="Text_20_body">
      <style:text-properties officeooo:rsid="01b0c93f" officeooo:paragraph-rsid="02925c6f"/>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officeooo:paragraph-rsid="031db8e6"/>
    </style:style>
    <style:style style:name="P137" style:family="paragraph" style:parent-style-name="Text_20_body">
      <style:text-properties officeooo:rsid="04482f79" officeooo:paragraph-rsid="04482f79"/>
    </style:style>
    <style:style style:name="P138" style:family="paragraph" style:parent-style-name="Text_20_body">
      <style:text-properties officeooo:rsid="045616f7" officeooo:paragraph-rsid="045616f7"/>
    </style:style>
    <style:style style:name="P139" style:family="paragraph" style:parent-style-name="Text_20_body">
      <style:text-properties officeooo:rsid="045d6206" officeooo:paragraph-rsid="045d6206"/>
    </style:style>
    <style:style style:name="P140" style:family="paragraph" style:parent-style-name="Text_20_body">
      <style:text-properties officeooo:rsid="01da7ade" officeooo:paragraph-rsid="01da7ade"/>
    </style:style>
    <style:style style:name="P141" style:family="paragraph" style:parent-style-name="Text_20_body">
      <style:text-properties officeooo:rsid="01cbce73" officeooo:paragraph-rsid="01cbce73"/>
    </style:style>
    <style:style style:name="P142" style:family="paragraph" style:parent-style-name="Text_20_body">
      <style:text-properties officeooo:rsid="0463caff" officeooo:paragraph-rsid="0463caff"/>
    </style:style>
    <style:style style:name="P143" style:family="paragraph" style:parent-style-name="Contents_20_1">
      <style:paragraph-properties>
        <style:tab-stops>
          <style:tab-stop style:position="6.9244in"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1">
      <style:paragraph-properties fo:break-before="page"/>
    </style:style>
    <style:style style:name="P146" style:family="paragraph" style:parent-style-name="Heading_20_1" style:list-style-name="">
      <style:paragraph-properties fo:break-before="page"/>
      <style:text-properties officeooo:rsid="017f5a05" officeooo:paragraph-rsid="017f5a05"/>
    </style:style>
    <style:style style:name="P147" style:family="paragraph" style:parent-style-name="Heading_20_1">
      <style:paragraph-properties fo:break-before="page"/>
      <style:text-properties officeooo:rsid="031c23ba" officeooo:paragraph-rsid="031c23ba"/>
    </style:style>
    <style:style style:name="P148" style:family="paragraph" style:parent-style-name="Heading_20_1">
      <style:paragraph-properties fo:break-before="page"/>
      <style:text-properties officeooo:rsid="0257334f" officeooo:paragraph-rsid="0257334f"/>
    </style:style>
    <style:style style:name="P149" style:family="paragraph" style:parent-style-name="Heading_20_1" style:list-style-name="">
      <style:paragraph-properties fo:break-before="page"/>
      <style:text-properties officeooo:rsid="03e0410d" officeooo:paragraph-rsid="03e0410d"/>
    </style:style>
    <style:style style:name="P150" style:family="paragraph" style:parent-style-name="Heading_20_1" style:list-style-name="">
      <style:paragraph-properties fo:break-before="page"/>
      <style:text-properties officeooo:rsid="03e3f852" officeooo:paragraph-rsid="03e3f852"/>
    </style:style>
    <style:style style:name="P151" style:family="paragraph" style:parent-style-name="Heading_20_1">
      <style:paragraph-properties fo:break-before="page"/>
      <style:text-properties officeooo:rsid="02713713" officeooo:paragraph-rsid="02713713"/>
    </style:style>
    <style:style style:name="P152" style:family="paragraph" style:parent-style-name="Heading_20_1">
      <style:paragraph-properties fo:break-before="page"/>
      <style:text-properties officeooo:rsid="01975bc1" officeooo:paragraph-rsid="01975bc1"/>
    </style:style>
    <style:style style:name="P153" style:family="paragraph" style:parent-style-name="Heading_20_1">
      <style:paragraph-properties fo:break-before="page"/>
      <style:text-properties officeooo:rsid="01b77506" officeooo:paragraph-rsid="01b77506"/>
    </style:style>
    <style:style style:name="P154" style:family="paragraph" style:parent-style-name="Heading_20_1">
      <style:paragraph-properties fo:break-before="page"/>
      <style:text-properties officeooo:rsid="0294b8e1" officeooo:paragraph-rsid="0294b8e1"/>
    </style:style>
    <style:style style:name="P155" style:family="paragraph" style:parent-style-name="Heading_20_1" style:list-style-name="">
      <style:paragraph-properties fo:break-before="page"/>
      <style:text-properties officeooo:rsid="039b4e99" officeooo:paragraph-rsid="039b4e99"/>
    </style:style>
    <style:style style:name="P156" style:family="paragraph" style:parent-style-name="Heading_20_1">
      <style:paragraph-properties fo:break-before="page"/>
      <style:text-properties officeooo:rsid="027cb56a" officeooo:paragraph-rsid="027cb56a"/>
    </style:style>
    <style:style style:name="P157" style:family="paragraph" style:parent-style-name="Heading_20_1">
      <style:paragraph-properties fo:break-before="page"/>
      <style:text-properties officeooo:rsid="01b0c93f" officeooo:paragraph-rsid="01b0c93f"/>
    </style:style>
    <style:style style:name="P158" style:family="paragraph" style:parent-style-name="Heading_20_1">
      <style:paragraph-properties fo:break-before="page"/>
      <style:text-properties officeooo:rsid="02c64472" officeooo:paragraph-rsid="02c64472"/>
    </style:style>
    <style:style style:name="P159" style:family="paragraph" style:parent-style-name="Heading_20_1">
      <style:paragraph-properties fo:break-before="page"/>
      <style:text-properties officeooo:rsid="01c2232f" officeooo:paragraph-rsid="01c2232f"/>
    </style:style>
    <style:style style:name="P160" style:family="paragraph" style:parent-style-name="Heading_20_1">
      <style:paragraph-properties fo:break-before="page"/>
      <style:text-properties officeooo:rsid="03b92530" officeooo:paragraph-rsid="03b92530"/>
    </style:style>
    <style:style style:name="P161" style:family="paragraph" style:parent-style-name="Heading_20_1">
      <style:paragraph-properties fo:break-before="page"/>
      <style:text-properties officeooo:rsid="031db8e6" officeooo:paragraph-rsid="031db8e6"/>
    </style:style>
    <style:style style:name="P162" style:family="paragraph" style:parent-style-name="Heading_20_1" style:list-style-name="">
      <style:paragraph-properties fo:break-before="page"/>
      <style:text-properties officeooo:rsid="037c7b6b" officeooo:paragraph-rsid="037c7b6b"/>
    </style:style>
    <style:style style:name="P163" style:family="paragraph" style:parent-style-name="Heading_20_1">
      <style:paragraph-properties fo:break-before="page"/>
      <style:text-properties officeooo:rsid="02e1fc10" officeooo:paragraph-rsid="02e1fc10"/>
    </style:style>
    <style:style style:name="P164" style:family="paragraph" style:parent-style-name="Heading_20_1">
      <style:paragraph-properties fo:break-before="page"/>
      <style:text-properties officeooo:rsid="0214aaf8" officeooo:paragraph-rsid="0214aaf8"/>
    </style:style>
    <style:style style:name="P165" style:family="paragraph" style:parent-style-name="Heading_20_1">
      <style:paragraph-properties fo:break-before="page"/>
      <style:text-properties officeooo:rsid="02ba9014" officeooo:paragraph-rsid="02ba9014"/>
    </style:style>
    <style:style style:name="P166" style:family="paragraph" style:parent-style-name="Heading_20_1">
      <style:paragraph-properties fo:break-before="page"/>
      <style:text-properties officeooo:rsid="02307027" officeooo:paragraph-rsid="02307027"/>
    </style:style>
    <style:style style:name="P167" style:family="paragraph" style:parent-style-name="Heading_20_1">
      <style:paragraph-properties fo:break-before="page"/>
      <style:text-properties officeooo:rsid="040ab4e1" officeooo:paragraph-rsid="040ab4e1"/>
    </style:style>
    <style:style style:name="P168" style:family="paragraph" style:parent-style-name="Heading_20_1">
      <style:paragraph-properties fo:break-before="page"/>
      <style:text-properties officeooo:rsid="02ae12ea" officeooo:paragraph-rsid="02ae12ea"/>
    </style:style>
    <style:style style:name="P169" style:family="paragraph" style:parent-style-name="Heading_20_1">
      <style:paragraph-properties fo:break-before="page"/>
      <style:text-properties officeooo:rsid="02d8a405" officeooo:paragraph-rsid="02d8a405"/>
    </style:style>
    <style:style style:name="P170" style:family="paragraph" style:parent-style-name="Heading_20_1">
      <style:paragraph-properties fo:break-before="page"/>
      <style:text-properties officeooo:rsid="01c841ef" officeooo:paragraph-rsid="01c841ef"/>
    </style:style>
    <style:style style:name="P171" style:family="paragraph" style:parent-style-name="Heading_20_1">
      <style:paragraph-properties fo:break-before="page"/>
      <style:text-properties officeooo:rsid="03adb19e" officeooo:paragraph-rsid="03adb19e"/>
    </style:style>
    <style:style style:name="P172" style:family="paragraph" style:parent-style-name="Heading_20_1">
      <style:paragraph-properties fo:break-before="page"/>
      <style:text-properties officeooo:rsid="035a1476" officeooo:paragraph-rsid="035a1476"/>
    </style:style>
    <style:style style:name="P173" style:family="paragraph" style:parent-style-name="Heading_20_1">
      <style:paragraph-properties fo:break-before="page"/>
      <style:text-properties officeooo:rsid="01e15fa2" officeooo:paragraph-rsid="01e15fa2"/>
    </style:style>
    <style:style style:name="P174" style:family="paragraph" style:parent-style-name="Heading_20_1">
      <style:paragraph-properties fo:break-before="page"/>
      <style:text-properties officeooo:rsid="02efec70" officeooo:paragraph-rsid="02efec70"/>
    </style:style>
    <style:style style:name="P175" style:family="paragraph" style:parent-style-name="Heading_20_1">
      <style:paragraph-properties fo:break-before="page"/>
      <style:text-properties officeooo:rsid="030893ca" officeooo:paragraph-rsid="030893ca"/>
    </style:style>
    <style:style style:name="P176" style:family="paragraph" style:parent-style-name="Heading_20_1">
      <style:paragraph-properties fo:break-before="page"/>
      <style:text-properties officeooo:rsid="030f22c6" officeooo:paragraph-rsid="030f22c6"/>
    </style:style>
    <style:style style:name="P177" style:family="paragraph" style:parent-style-name="Heading_20_1">
      <style:paragraph-properties fo:break-before="page"/>
      <style:text-properties officeooo:rsid="03659af0" officeooo:paragraph-rsid="0413e173"/>
    </style:style>
    <style:style style:name="P178" style:family="paragraph" style:parent-style-name="Heading_20_1">
      <style:paragraph-properties fo:break-before="page"/>
      <style:text-properties officeooo:rsid="03296055" officeooo:paragraph-rsid="03296055"/>
    </style:style>
    <style:style style:name="P179" style:family="paragraph" style:parent-style-name="Heading_20_1">
      <style:paragraph-properties fo:break-before="page"/>
      <style:text-properties officeooo:rsid="015487d1" officeooo:paragraph-rsid="041c817b"/>
    </style:style>
    <style:style style:name="P180" style:family="paragraph" style:parent-style-name="Heading_20_1">
      <style:paragraph-properties fo:break-before="page"/>
      <style:text-properties officeooo:rsid="015487d1" officeooo:paragraph-rsid="02279e15"/>
    </style:style>
    <style:style style:name="P181" style:family="paragraph" style:parent-style-name="Heading_20_1">
      <style:paragraph-properties fo:break-before="page"/>
      <style:text-properties officeooo:rsid="02a175c9" officeooo:paragraph-rsid="02a175c9"/>
    </style:style>
    <style:style style:name="P182" style:family="paragraph" style:parent-style-name="Heading_20_1">
      <style:paragraph-properties fo:break-before="page"/>
      <style:text-properties officeooo:rsid="029dc150" officeooo:paragraph-rsid="029dc150"/>
    </style:style>
    <style:style style:name="P183" style:family="paragraph" style:parent-style-name="Index_20_1">
      <style:paragraph-properties>
        <style:tab-stops>
          <style:tab-stop style:position="3.4366in" style:type="right" style:leader-style="dotted" style:leader-text="."/>
        </style:tab-stops>
      </style:paragraph-properties>
    </style:style>
    <style:style style:name="P184" style:family="paragraph" style:parent-style-name="Index_20_Heading">
      <style:paragraph-properties fo:break-before="page"/>
    </style:style>
    <style:style style:name="P185" style:family="paragraph" style:parent-style-name="Text_20_body" style:list-style-name="L1">
      <style:text-properties officeooo:rsid="025ea83e" officeooo:paragraph-rsid="025ea83e"/>
    </style:style>
    <style:style style:name="P186" style:family="paragraph" style:parent-style-name="Text_20_body" style:list-style-name="L1">
      <style:text-properties officeooo:rsid="026066e7" officeooo:paragraph-rsid="026066e7"/>
    </style:style>
    <style:style style:name="P187" style:family="paragraph" style:parent-style-name="Text_20_body" style:list-style-name="L1">
      <style:text-properties officeooo:rsid="0264b909" officeooo:paragraph-rsid="0264b909"/>
    </style:style>
    <style:style style:name="P188" style:family="paragraph" style:parent-style-name="Text_20_body" style:list-style-name="">
      <style:text-properties officeooo:rsid="03e0410d" officeooo:paragraph-rsid="03e0410d"/>
    </style:style>
    <style:style style:name="P189" style:family="paragraph" style:parent-style-name="Text_20_body" style:list-style-name="">
      <style:text-properties officeooo:rsid="03e3f852" officeooo:paragraph-rsid="03e3f852"/>
    </style:style>
    <style:style style:name="P190" style:family="paragraph" style:parent-style-name="Text_20_body" style:list-style-name="L2">
      <style:text-properties officeooo:paragraph-rsid="01bbc482"/>
    </style:style>
    <style:style style:name="P191" style:family="paragraph" style:parent-style-name="Text_20_body" style:list-style-name="L2">
      <style:text-properties officeooo:paragraph-rsid="03590551"/>
    </style:style>
    <style:style style:name="P192" style:family="paragraph" style:parent-style-name="Text_20_body" style:list-style-name="L3">
      <style:text-properties officeooo:rsid="02911484" officeooo:paragraph-rsid="02911484"/>
    </style:style>
    <style:style style:name="P193" style:family="paragraph" style:parent-style-name="Text_20_body" style:list-style-name="L3">
      <style:text-properties officeooo:rsid="02925c6f" officeooo:paragraph-rsid="02925c6f"/>
    </style:style>
    <style:style style:name="P194" style:family="paragraph" style:parent-style-name="Text_20_body" style:list-style-name="">
      <style:text-properties officeooo:rsid="037efdad" officeooo:paragraph-rsid="037efdad"/>
    </style:style>
    <style:style style:name="P195" style:family="paragraph" style:parent-style-name="Text_20_body" style:list-style-name="L4">
      <style:text-properties officeooo:rsid="02e83bd6" officeooo:paragraph-rsid="02e83bd6"/>
    </style:style>
    <style:style style:name="P196" style:family="paragraph" style:parent-style-name="Text_20_body" style:list-style-name="L4">
      <style:text-properties officeooo:rsid="02e9f6d0" officeooo:paragraph-rsid="02e9f6d0"/>
    </style:style>
    <style:style style:name="P197" style:family="paragraph" style:parent-style-name="Text_20_body" style:list-style-name="L4">
      <style:text-properties officeooo:rsid="02eb9d5b" officeooo:paragraph-rsid="02eb9d5b"/>
    </style:style>
    <style:style style:name="P198" style:family="paragraph" style:parent-style-name="Text_20_body" style:list-style-name="L5">
      <style:text-properties officeooo:rsid="01d3d7c7" officeooo:paragraph-rsid="01d3d7c7"/>
    </style:style>
    <style:style style:name="P199" style:family="paragraph" style:parent-style-name="Text_20_body" style:list-style-name="L5">
      <style:text-properties officeooo:rsid="01de5123" officeooo:paragraph-rsid="01de5123"/>
    </style:style>
    <style:style style:name="P200" style:family="paragraph" style:parent-style-name="Text_20_body" style:list-style-name="L5">
      <style:text-properties officeooo:rsid="01d4a092" officeooo:paragraph-rsid="01d4a092"/>
    </style:style>
    <style:style style:name="P201" style:family="paragraph" style:parent-style-name="Text_20_body" style:list-style-name="L6">
      <style:text-properties officeooo:rsid="01d4a092" officeooo:paragraph-rsid="01d4a092"/>
    </style:style>
    <style:style style:name="P202" style:family="paragraph" style:parent-style-name="Text_20_body" style:list-style-name="L7">
      <style:text-properties officeooo:rsid="01d4a092" officeooo:paragraph-rsid="01d4a092"/>
    </style:style>
    <style:style style:name="P203" style:family="paragraph" style:parent-style-name="Text_20_body" style:list-style-name="L8">
      <style:text-properties officeooo:rsid="01d4a092" officeooo:paragraph-rsid="01d4a092"/>
    </style:style>
    <style:style style:name="P204" style:family="paragraph" style:parent-style-name="Text_20_body" style:list-style-name="L9">
      <style:text-properties officeooo:paragraph-rsid="03b3d9ae"/>
    </style:style>
    <style:style style:name="P205" style:family="paragraph" style:parent-style-name="Text_20_body" style:list-style-name="L9">
      <style:text-properties officeooo:rsid="03b5a8ce" officeooo:paragraph-rsid="03b5a8ce"/>
    </style:style>
    <style:style style:name="P206" style:family="paragraph" style:parent-style-name="Text_20_body" style:list-style-name="L9">
      <style:text-properties officeooo:rsid="03b1cd79" officeooo:paragraph-rsid="03b3d9ae"/>
    </style:style>
    <style:style style:name="P207" style:family="paragraph" style:parent-style-name="Text_20_body" style:list-style-name="L9">
      <style:text-properties officeooo:rsid="03b1cd79" officeooo:paragraph-rsid="03b1cd79"/>
    </style:style>
    <style:style style:name="P208" style:family="paragraph" style:parent-style-name="Text_20_body" style:list-style-name="L9">
      <style:text-properties officeooo:rsid="03b2d83d" officeooo:paragraph-rsid="03b2d83d"/>
    </style:style>
    <style:style style:name="P209" style:family="paragraph" style:parent-style-name="Text_20_body">
      <style:text-properties fo:font-weight="bold" officeooo:rsid="02171228" officeooo:paragraph-rsid="02171228" style:font-weight-asian="bold" style:font-weight-complex="bold"/>
    </style:style>
    <style:style style:name="P210" style:family="paragraph" style:parent-style-name="Text_20_body">
      <style:text-properties fo:font-weight="bold" officeooo:rsid="0218c218" officeooo:paragraph-rsid="0218c218" style:font-weight-asian="bold" style:font-weight-complex="bold"/>
    </style:style>
    <style:style style:name="P211" style:family="paragraph" style:parent-style-name="Text_20_body">
      <style:text-properties fo:font-weight="bold" officeooo:rsid="021b4656" officeooo:paragraph-rsid="021b4656" style:font-weight-asian="bold" style:font-weight-complex="bold"/>
    </style:style>
    <style:style style:name="P212" style:family="paragraph" style:parent-style-name="Text_20_body">
      <style:text-properties fo:font-weight="bold" officeooo:rsid="021d418b" officeooo:paragraph-rsid="021d418b" style:font-weight-asian="bold" style:font-weight-complex="bold"/>
    </style:style>
    <style:style style:name="P213" style:family="paragraph" style:parent-style-name="Text_20_body">
      <style:text-properties fo:font-weight="bold" officeooo:rsid="0220d324" officeooo:paragraph-rsid="0220d324" style:font-weight-asian="bold" style:font-weight-complex="bold"/>
    </style:style>
    <style:style style:name="P214" style:family="paragraph" style:parent-style-name="Text_20_body">
      <style:text-properties fo:font-weight="bold" officeooo:rsid="0223534e" officeooo:paragraph-rsid="0223534e" style:font-weight-asian="bold" style:font-weight-complex="bold"/>
    </style:style>
    <style:style style:name="P215" style:family="paragraph" style:parent-style-name="Text_20_body">
      <style:text-properties fo:font-weight="bold" officeooo:rsid="0224c5c1" officeooo:paragraph-rsid="0224c5c1" style:font-weight-asian="bold" style:font-weight-complex="bold"/>
    </style:style>
    <style:style style:name="P216" style:family="paragraph" style:parent-style-name="Text_20_body">
      <style:text-properties fo:font-weight="bold" officeooo:rsid="022f2dfc" officeooo:paragraph-rsid="022f2dfc" style:font-weight-asian="bold" style:font-weight-complex="bold"/>
    </style:style>
    <style:style style:name="P217" style:family="paragraph" style:parent-style-name="Text_20_body">
      <style:text-properties fo:font-weight="bold" officeooo:rsid="02362924" officeooo:paragraph-rsid="02362924" style:font-weight-asian="bold" style:font-weight-complex="bold"/>
    </style:style>
    <style:style style:name="P218" style:family="paragraph" style:parent-style-name="Text_20_body">
      <style:text-properties fo:font-weight="bold" officeooo:rsid="0238a0c8" officeooo:paragraph-rsid="0238a0c8" style:font-weight-asian="bold" style:font-weight-complex="bold"/>
    </style:style>
    <style:style style:name="P219" style:family="paragraph" style:parent-style-name="Text_20_body">
      <style:text-properties fo:font-weight="bold" officeooo:rsid="023b9da6" officeooo:paragraph-rsid="023b9da6" style:font-weight-asian="bold" style:font-weight-complex="bold"/>
    </style:style>
    <style:style style:name="P220" style:family="paragraph" style:parent-style-name="Text_20_body">
      <style:text-properties fo:font-weight="bold" officeooo:rsid="03be8910" officeooo:paragraph-rsid="03be8910" style:font-weight-asian="bold" style:font-weight-complex="bold"/>
    </style:style>
    <style:style style:name="P221" style:family="paragraph" style:parent-style-name="Text_20_body">
      <style:text-properties fo:font-weight="bold" officeooo:rsid="023eaa56" officeooo:paragraph-rsid="023eaa56" style:font-weight-asian="bold" style:font-weight-complex="bold"/>
    </style:style>
    <style:style style:name="P222" style:family="paragraph" style:parent-style-name="Text_20_body">
      <style:text-properties fo:font-weight="bold" officeooo:rsid="0240feea" officeooo:paragraph-rsid="0240feea" style:font-weight-asian="bold" style:font-weight-complex="bold"/>
    </style:style>
    <style:style style:name="P223" style:family="paragraph" style:parent-style-name="Text_20_body">
      <style:text-properties fo:font-weight="bold" officeooo:rsid="02428cba" officeooo:paragraph-rsid="02428cba" style:font-weight-asian="bold" style:font-weight-complex="bold"/>
    </style:style>
    <style:style style:name="P224" style:family="paragraph" style:parent-style-name="Text_20_body">
      <style:text-properties fo:font-weight="bold" officeooo:rsid="02466a19" officeooo:paragraph-rsid="02466a19" style:font-weight-asian="bold" style:font-weight-complex="bold"/>
    </style:style>
    <style:style style:name="P225" style:family="paragraph" style:parent-style-name="Text_20_body">
      <style:text-properties fo:font-weight="bold" officeooo:rsid="024d373d" officeooo:paragraph-rsid="024d373d" style:font-weight-asian="bold" style:font-weight-complex="bold"/>
    </style:style>
    <style:style style:name="P226" style:family="paragraph" style:parent-style-name="Text_20_body">
      <style:text-properties fo:font-weight="bold" officeooo:rsid="024e1a8d" officeooo:paragraph-rsid="024e1a8d" style:font-weight-asian="bold" style:font-weight-complex="bold"/>
    </style:style>
    <style:style style:name="P227" style:family="paragraph" style:parent-style-name="Text_20_body">
      <style:text-properties fo:font-weight="bold" officeooo:rsid="0252f083" officeooo:paragraph-rsid="0252f083" style:font-weight-asian="bold" style:font-weight-complex="bold"/>
    </style:style>
    <style:style style:name="P228" style:family="paragraph" style:parent-style-name="Text_20_body">
      <style:text-properties fo:font-weight="bold" officeooo:rsid="0254aa30" officeooo:paragraph-rsid="0254aa30" style:font-weight-asian="bold" style:font-weight-complex="bold"/>
    </style:style>
    <style:style style:name="P229" style:family="paragraph" style:parent-style-name="Text_20_body">
      <style:text-properties officeooo:rsid="011394f8" officeooo:paragraph-rsid="0473dd73"/>
    </style:style>
    <style:style style:name="P230" style:family="paragraph" style:parent-style-name="Text_20_body">
      <style:text-properties officeooo:rsid="030a0042" officeooo:paragraph-rsid="030a0042"/>
    </style:style>
    <style:style style:name="P231" style:family="paragraph" style:parent-style-name="Text_20_body">
      <style:text-properties officeooo:rsid="04757962" officeooo:paragraph-rsid="04757962"/>
    </style:style>
    <style:style style:name="P232" style:family="paragraph" style:parent-style-name="Text_20_body">
      <style:text-properties officeooo:rsid="02d8a405" officeooo:paragraph-rsid="02d8a405"/>
    </style:style>
    <style:style style:name="P233" style:family="paragraph" style:parent-style-name="Text_20_body">
      <style:text-properties fo:font-style="normal" style:font-style-asian="normal" style:font-style-complex="normal"/>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32ec"/>
    </style:style>
    <style:style style:name="T153" style:family="text">
      <style:text-properties officeooo:rsid="03eaa628"/>
    </style:style>
    <style:style style:name="T154" style:family="text">
      <style:text-properties officeooo:rsid="03ebe9be"/>
    </style:style>
    <style:style style:name="T155" style:family="text">
      <style:text-properties officeooo:rsid="03ed47c6"/>
    </style:style>
    <style:style style:name="T156" style:family="text">
      <style:text-properties officeooo:rsid="03f2abf5"/>
    </style:style>
    <style:style style:name="T157" style:family="text">
      <style:text-properties officeooo:rsid="03f31b91"/>
    </style:style>
    <style:style style:name="T158" style:family="text">
      <style:text-properties officeooo:rsid="03f36e11"/>
    </style:style>
    <style:style style:name="T159" style:family="text">
      <style:text-properties officeooo:rsid="03f5f6aa"/>
    </style:style>
    <style:style style:name="T160" style:family="text">
      <style:text-properties officeooo:rsid="03b92530"/>
    </style:style>
    <style:style style:name="T161" style:family="text">
      <style:text-properties officeooo:rsid="03fa24d5"/>
    </style:style>
    <style:style style:name="T162" style:family="text">
      <style:text-properties officeooo:rsid="03fbe7d3"/>
    </style:style>
    <style:style style:name="T163" style:family="text">
      <style:text-properties officeooo:rsid="03fe115e"/>
    </style:style>
    <style:style style:name="T164" style:family="text">
      <style:text-properties officeooo:rsid="040ab4e1"/>
    </style:style>
    <style:style style:name="T165" style:family="text">
      <style:text-properties officeooo:rsid="040c7058"/>
    </style:style>
    <style:style style:name="T166" style:family="text">
      <style:text-properties officeooo:rsid="0413e173"/>
    </style:style>
    <style:style style:name="T167" style:family="text">
      <style:text-properties officeooo:rsid="041c817b"/>
    </style:style>
    <style:style style:name="T168" style:family="text">
      <style:text-properties officeooo:rsid="041d7a5e"/>
    </style:style>
    <style:style style:name="T169" style:family="text">
      <style:text-properties officeooo:rsid="041ec693"/>
    </style:style>
    <style:style style:name="T170" style:family="text">
      <style:text-properties officeooo:rsid="0427c15e"/>
    </style:style>
    <style:style style:name="T171" style:family="text">
      <style:text-properties officeooo:rsid="04295ba9"/>
    </style:style>
    <style:style style:name="T172" style:family="text">
      <style:text-properties officeooo:rsid="042b0742"/>
    </style:style>
    <style:style style:name="T173" style:family="text">
      <style:text-properties officeooo:rsid="0430591c"/>
    </style:style>
    <style:style style:name="T174" style:family="text">
      <style:text-properties officeooo:rsid="0431dd37"/>
    </style:style>
    <style:style style:name="T175" style:family="text">
      <style:text-properties officeooo:rsid="0439d2ac"/>
    </style:style>
    <style:style style:name="T176" style:family="text">
      <style:text-properties officeooo:rsid="043c6ead"/>
    </style:style>
    <style:style style:name="T177" style:family="text">
      <style:text-properties officeooo:rsid="043e1bc3"/>
    </style:style>
    <style:style style:name="T178" style:family="text">
      <style:text-properties officeooo:rsid="0440869c"/>
    </style:style>
    <style:style style:name="T179" style:family="text">
      <style:text-properties officeooo:rsid="0442b862"/>
    </style:style>
    <style:style style:name="T180" style:family="text">
      <style:text-properties officeooo:rsid="04482f79"/>
    </style:style>
    <style:style style:name="T181" style:family="text">
      <style:text-properties officeooo:rsid="044b85f7"/>
    </style:style>
    <style:style style:name="T182" style:family="text">
      <style:text-properties officeooo:rsid="044d0dc0"/>
    </style:style>
    <style:style style:name="T183" style:family="text">
      <style:text-properties officeooo:rsid="044f8cc9"/>
    </style:style>
    <style:style style:name="T184" style:family="text">
      <style:text-properties style:font-name="Liberation Serif"/>
    </style:style>
    <style:style style:name="T185" style:family="text">
      <style:text-properties style:font-name="Liberation Serif" officeooo:rsid="031db8e6"/>
    </style:style>
    <style:style style:name="T186" style:family="text">
      <style:text-properties style:font-name="Liberation Serif" officeooo:rsid="0365fb49"/>
    </style:style>
    <style:style style:name="T187" style:family="text">
      <style:text-properties style:font-name="Liberation Serif" officeooo:rsid="0322090e"/>
    </style:style>
    <style:style style:name="T188" style:family="text">
      <style:text-properties style:font-name="Liberation Serif" officeooo:rsid="0451a408"/>
    </style:style>
    <style:style style:name="T189" style:family="text">
      <style:text-properties officeooo:rsid="045616f7"/>
    </style:style>
    <style:style style:name="T190" style:family="text">
      <style:text-properties officeooo:rsid="04589d86"/>
    </style:style>
    <style:style style:name="T191" style:family="text">
      <style:text-properties officeooo:rsid="0459f176"/>
    </style:style>
    <style:style style:name="T192" style:family="text">
      <style:text-properties officeooo:rsid="045d6206"/>
    </style:style>
    <style:style style:name="T193" style:family="text">
      <style:text-properties officeooo:rsid="046097f9"/>
    </style:style>
    <style:style style:name="T194" style:family="text">
      <style:text-properties officeooo:rsid="046225e6"/>
    </style:style>
    <style:style style:name="T195" style:family="text">
      <style:text-properties officeooo:rsid="046598b9"/>
    </style:style>
    <style:style style:name="T196" style:family="text">
      <style:text-properties officeooo:rsid="046694c8"/>
    </style:style>
    <style:style style:name="T197" style:family="text">
      <style:text-properties officeooo:rsid="04682cb1"/>
    </style:style>
    <style:style style:name="T198" style:family="text">
      <style:text-properties officeooo:rsid="0469b8e1"/>
    </style:style>
    <style:style style:name="T199" style:family="text">
      <style:text-properties officeooo:rsid="046bafc7"/>
    </style:style>
    <style:style style:name="T200" style:family="text">
      <style:text-properties officeooo:rsid="046c0af0"/>
    </style:style>
    <style:style style:name="T201" style:family="text">
      <style:text-properties officeooo:rsid="046de592"/>
    </style:style>
    <style:style style:name="T202" style:family="text">
      <style:text-properties officeooo:rsid="046fb07c"/>
    </style:style>
    <style:style style:name="T203" style:family="text">
      <style:text-properties officeooo:rsid="04719aaa"/>
    </style:style>
    <style:style style:name="T204" style:family="text">
      <style:text-properties officeooo:rsid="047288cf"/>
    </style:style>
    <style:style style:name="T205" style:family="text">
      <style:text-properties officeooo:rsid="04746272"/>
    </style:style>
    <style:style style:name="T206" style:family="text">
      <style:text-properties officeooo:rsid="04759486"/>
    </style:style>
    <style:style style:name="T207" style:family="text">
      <style:text-properties officeooo:rsid="0476a039"/>
    </style:style>
    <style:style style:name="T208" style:family="text">
      <style:text-properties officeooo:rsid="0476b402"/>
    </style:style>
    <style:style style:name="T209" style:family="text">
      <style:text-properties officeooo:rsid="0478a641"/>
    </style:style>
    <style:style style:name="T210" style:family="text">
      <style:text-properties officeooo:rsid="0478a7b7"/>
    </style:style>
    <style:style style:name="T211" style:family="text">
      <style:text-properties officeooo:rsid="047b0078"/>
    </style:style>
    <style:style style:name="T212" style:family="text">
      <style:text-properties officeooo:rsid="047d983a"/>
    </style:style>
    <style:style style:name="T213" style:family="text">
      <style:text-properties officeooo:rsid="047dc3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5">BiblioteQ</text:p>
      <text:p text:style-name="P116">A <text:span text:style-name="T193">Software </text:span><text:span text:style-name="T181">Suite</text:span></text:p>
      <text:p text:style-name="P18"><text:span text:style-name="T179">202</text:span><text:span text:style-name="T194">5</text:span><text:span text:style-name="T179">.</text:span><text:span text:style-name="T194">0</text:span><text:span text:style-name="T195">5</text:span><text:span text:style-name="T194">.0</text:span><text:span text:style-name="T195">1</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44">Table of Contents</text:p>
          </text:index-title>
          <text:p text:style-name="P143"><text:a xlink:type="simple" xlink:href="#__RefHeading___Toc105_989239493" text:style-name="Index_20_Link" text:visited-style-name="Index_20_Link">Introduction<text:tab/>3</text:a></text:p>
          <text:p text:style-name="P143"><text:a xlink:type="simple" xlink:href="#__RefHeading___Toc1328_551497558" text:style-name="Index_20_Link" text:visited-style-name="Index_20_Link">Accessing an Existing SQLite Database<text:tab/>4</text:a></text:p>
          <text:p text:style-name="P143"><text:a xlink:type="simple" xlink:href="#__RefHeading___Toc2065_695315335" text:style-name="Index_20_Link" text:visited-style-name="Index_20_Link">Adding An Item<text:tab/>6</text:a></text:p>
          <text:p text:style-name="P143"><text:a xlink:type="simple" xlink:href="#__RefHeading___Toc1313_744196591" text:style-name="Index_20_Link" text:visited-style-name="Index_20_Link">Administrator Browser<text:tab/>7</text:a></text:p>
          <text:p text:style-name="P143"><text:a xlink:type="simple" xlink:href="#__RefHeading___Toc2910_2972840720" text:style-name="Index_20_Link" text:visited-style-name="Index_20_Link">BiblioteQ.INI<text:tab/>8</text:a></text:p>
          <text:p text:style-name="P143"><text:a xlink:type="simple" xlink:href="#__RefHeading___Toc3090_2972840720" text:style-name="Index_20_Link" text:visited-style-name="Index_20_Link">BiblioteQ.conf<text:tab/>9</text:a></text:p>
          <text:p text:style-name="P143"><text:a xlink:type="simple" xlink:href="#__RefHeading___Toc1452_257133660" text:style-name="Index_20_Link" text:visited-style-name="Index_20_Link">Change Password<text:tab/>10</text:a></text:p>
          <text:p text:style-name="P143"><text:a xlink:type="simple" xlink:href="#__RefHeading___Toc363_19725849" text:style-name="Index_20_Link" text:visited-style-name="Index_20_Link">Connecting to a PostgreSQL Database<text:tab/>11</text:a></text:p>
          <text:p text:style-name="P143"><text:a xlink:type="simple" xlink:href="#__RefHeading___Toc443_940074755" text:style-name="Index_20_Link" text:visited-style-name="Index_20_Link">Creating a PostgreSQL Database<text:tab/>12</text:a></text:p>
          <text:p text:style-name="P143"><text:a xlink:type="simple" xlink:href="#__RefHeading___Toc322_551497558" text:style-name="Index_20_Link" text:visited-style-name="Index_20_Link">Creating an SQLite Database<text:tab/>13</text:a></text:p>
          <text:p text:style-name="P143"><text:a xlink:type="simple" xlink:href="#__RefHeading___Toc1520_1056771071" text:style-name="Index_20_Link" text:visited-style-name="Index_20_Link">Custom Query<text:tab/>14</text:a></text:p>
          <text:p text:style-name="P143"><text:a xlink:type="simple" xlink:href="#__RefHeading___Toc2642_1297078973" text:style-name="Index_20_Link" text:visited-style-name="Index_20_Link">Database Content<text:tab/>15</text:a></text:p>
          <text:p text:style-name="P143"><text:a xlink:type="simple" xlink:href="#__RefHeading___Toc1455_73510555" text:style-name="Index_20_Link" text:visited-style-name="Index_20_Link">Database Enumerations Browser<text:tab/>16</text:a></text:p>
          <text:p text:style-name="P143"><text:a xlink:type="simple" xlink:href="#__RefHeading___Toc413_940074755" text:style-name="Index_20_Link" text:visited-style-name="Index_20_Link">Disconnecting from a Database<text:tab/>17</text:a></text:p>
          <text:p text:style-name="P143"><text:a xlink:type="simple" xlink:href="#__RefHeading___Toc1754_560018603" text:style-name="Index_20_Link" text:visited-style-name="Index_20_Link">Error Log<text:tab/>18</text:a></text:p>
          <text:p text:style-name="P143"><text:a xlink:type="simple" xlink:href="#__RefHeading___Toc460_1725578287" text:style-name="Index_20_Link" text:visited-style-name="Index_20_Link">Exporting a Table View to a CSV File<text:tab/>19</text:a></text:p>
          <text:p text:style-name="P143"><text:a xlink:type="simple" xlink:href="#__RefHeading___Toc2813_3142272184" text:style-name="Index_20_Link" text:visited-style-name="Index_20_Link">File Attachments<text:tab/>20</text:a></text:p>
          <text:p text:style-name="P143"><text:a xlink:type="simple" xlink:href="#__RefHeading___Toc2118_278443408" text:style-name="Index_20_Link" text:visited-style-name="Index_20_Link">Hyperlinks<text:tab/>21</text:a></text:p>
          <text:p text:style-name="P143"><text:a xlink:type="simple" xlink:href="#__RefHeading___Toc2602_4162988163" text:style-name="Index_20_Link" text:visited-style-name="Index_20_Link">Importing<text:tab/>22</text:a></text:p>
          <text:p text:style-name="P143"><text:a xlink:type="simple" xlink:href="#__RefHeading___Toc1814_537498170" text:style-name="Index_20_Link" text:visited-style-name="Index_20_Link">Limitations<text:tab/>23</text:a></text:p>
          <text:p text:style-name="P143"><text:a xlink:type="simple" xlink:href="#__RefHeading___Toc1050_1842839021" text:style-name="Index_20_Link" text:visited-style-name="Index_20_Link">Main Window Tool Buttons<text:tab/>24</text:a></text:p>
          <text:p text:style-name="P143"><text:a xlink:type="simple" xlink:href="#__RefHeading___Toc4991_1789080889" text:style-name="Index_20_Link" text:visited-style-name="Index_20_Link">Members Browser<text:tab/>27</text:a></text:p>
          <text:p text:style-name="P143"><text:a xlink:type="simple" xlink:href="#__RefHeading___Toc1179_960857923" text:style-name="Index_20_Link" text:visited-style-name="Index_20_Link">Member’s Reservation History<text:tab/>28</text:a></text:p>
          <text:p text:style-name="P143"><text:a xlink:type="simple" xlink:href="#__RefHeading___Toc3441_676261051" text:style-name="Index_20_Link" text:visited-style-name="Index_20_Link">Open Library<text:tab/>29</text:a></text:p>
          <text:p text:style-name="P143"><text:a xlink:type="simple" xlink:href="#__RefHeading___Toc1583_330706588" text:style-name="Index_20_Link" text:visited-style-name="Index_20_Link">Operating Systems<text:tab/>30</text:a></text:p>
          <text:p text:style-name="P143"><text:a xlink:type="simple" xlink:href="#__RefHeading___Toc1774_205534156" text:style-name="Index_20_Link" text:visited-style-name="Index_20_Link">PDF<text:tab/>31</text:a></text:p>
          <text:p text:style-name="P143"><text:a xlink:type="simple" xlink:href="#__RefHeading___Toc505_1495128750" text:style-name="Index_20_Link" text:visited-style-name="Index_20_Link">PostgreSQL Accounts<text:tab/>32</text:a></text:p>
          <text:p text:style-name="P143"><text:a xlink:type="simple" xlink:href="#__RefHeading___Toc2714_3991642868" text:style-name="Index_20_Link" text:visited-style-name="Index_20_Link">PostgreSQL Benefits<text:tab/>34</text:a></text:p>
          <text:p text:style-name="P143"><text:a xlink:type="simple" xlink:href="#__RefHeading___Toc2401_2018030115" text:style-name="Index_20_Link" text:visited-style-name="Index_20_Link">PostgreSQL unaccent()<text:tab/>35</text:a></text:p>
          <text:p text:style-name="P143"><text:a xlink:type="simple" xlink:href="#__RefHeading___Toc687_979507714" text:style-name="Index_20_Link" text:visited-style-name="Index_20_Link">Preparing biblioteq.conf<text:tab/>36</text:a></text:p>
          <text:p text:style-name="P143"><text:a xlink:type="simple" xlink:href="#__RefHeading___Toc1852_1012006322" text:style-name="Index_20_Link" text:visited-style-name="Index_20_Link">Requesting an Item<text:tab/>39</text:a></text:p>
          <text:p text:style-name="P143"><text:a xlink:type="simple" xlink:href="#__RefHeading___Toc2048_824278855" text:style-name="Index_20_Link" text:visited-style-name="Index_20_Link">Reserving an Item<text:tab/>40</text:a></text:p>
          <text:p text:style-name="P143"><text:a xlink:type="simple" xlink:href="#__RefHeading___Toc2050_824278855" text:style-name="Index_20_Link" text:visited-style-name="Index_20_Link">Returning an Item<text:tab/>41</text:a></text:p>
          <text:p text:style-name="P143"><text:a xlink:type="simple" xlink:href="#__RefHeading___Toc2479_3383179068" text:style-name="Index_20_Link" text:visited-style-name="Index_20_Link">SQL Injections<text:tab/>42</text:a></text:p>
          <text:p text:style-name="P143"><text:a xlink:type="simple" xlink:href="#__RefHeading___Toc2216_278443408" text:style-name="Index_20_Link" text:visited-style-name="Index_20_Link">SRU &amp; Z39.50<text:tab/>43</text:a></text:p>
          <text:p text:style-name="P143"><text:a xlink:type="simple" xlink:href="#__RefHeading___Toc2479_33831790681" text:style-name="Index_20_Link" text:visited-style-name="Index_20_Link">Special Data<text:tab/>44</text:a></text:p>
          <text:p text:style-name="P143"><text:a xlink:type="simple" xlink:href="#__RefHeading___Toc1119_9608579231" text:style-name="Index_20_Link" text:visited-style-name="Index_20_Link">Terminal Options<text:tab/>45</text:a></text:p>
          <text:p text:style-name="P143"><text:a xlink:type="simple" xlink:href="#__RefHeading___Toc1119_960857923" text:style-name="Index_20_Link" text:visited-style-name="Index_20_Link">Translations<text:tab/>46</text:a></text:p>
          <text:p text:style-name="P143"><text:a xlink:type="simple" xlink:href="#__RefHeading___Toc1570_1648101563" text:style-name="Index_20_Link" text:visited-style-name="Index_20_Link">Upgrading a PostgreSQL Database Schema<text:tab/>47</text:a></text:p>
          <text:p text:style-name="P143"><text:a xlink:type="simple" xlink:href="#__RefHeading___Toc1523_1648101563" text:style-name="Index_20_Link" text:visited-style-name="Index_20_Link">Upgrading an SQLite Database Schema<text:tab/>48</text:a></text:p>
        </text:index-body>
      </text:table-of-content>
      <text:p text:style-name="P7"/>
      <text:h text:style-name="P145" text:outline-level="1"><text:bookmark-start text:name="__RefHeading___Toc105_989239493"/>Introduction<text:bookmark-end text:name="__RefHeading___Toc105_989239493"/></text:h>
      <text:p text:style-name="P8"><text:span text:style-name="T4">BiblioteQ is a</text:span> <text:span text:style-name="T4">complex </text:span><text:span text:style-name="T196">and </text:span><text:span text:style-name="T4">highly-configurable library </text:span><text:span text:style-name="T182">suite</text:span><text:span text:style-name="T4">. The software supports large, medium, and small institutions.</text:span></text:p>
      <text:p text:style-name="P6">BiblioteQ <text:span text:style-name="T196">is </text:span>functional on any operating system where <text:alphabetical-index-mark-start text:id="IMark98437146259392"/>Qt <text:span text:style-name="T145">LTS</text:span><text:alphabetical-index-mark-end text:id="IMark98437146259392"/>, <text:alphabetical-index-mark-start text:id="IMark98437116030800"/>SQLite<text:alphabetical-index-mark-end text:id="IMark98437116030800"/>, and <text:alphabetical-index-mark-start text:id="IMark98437110559728"/>YAZ<text:alphabetical-index-mark-end text:id="IMark98437110559728"/> are supported. BiblioteQ also supports the <text:alphabetical-index-mark-start text:id="IMark98437199987408"/>PostgreSQL<text:alphabetical-index-mark-end text:id="IMark98437199987408"/> database engine. <text:span text:style-name="T129">Qt 4.8.x is considered obsolete </text:span><text:span text:style-name="T141">and is not supported</text:span><text:span text:style-name="T129">. </text:span><text:span text:style-name="T153">The YAZ library is optional.</text:span></text:p>
      <text:p text:style-name="P35">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6">The purpose of this document is to detail the functionality of BiblioteQ. Installation instructions are not described in this document. Please refer to the <text:alphabetical-index-mark-start text:id="IMark98437146259392"/>Administrator Guide<text:alphabetical-index-mark-end text:id="IMark98437146259392"/> document for installation information.</text:p>
      <text:p text:style-name="P5"/>
      <text:h text:style-name="P146"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27381683877424"/>SQLite<text:alphabetical-index-mark-end text:id="IMark127381683877424"/> database file may be opened via two methods. The first method involves the <text:alphabetical-index-mark-start text:id="IMark98437173731360"/>Recent SQLite Files<text:alphabetical-index-mark-end text:id="IMark98437173731360"/> option of the <text:alphabetical-index-mark-start text:id="IMark98437162964544"/>File<text:alphabetical-index-mark-end text:id="IMark98437162964544"/> menu.<text:bookmark-end text:name="__RefHeading___Toc1354_551497558"/></text:p>
      <text:p text:style-name="Text_20_body"><draw:frame draw:style-name="fr3"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8"/>
      <text:p text:style-name="P88"/>
      <text:p text:style-name="P88">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27381683877424"/><text:span text:style-name="T6">Clear</text:span><text:alphabetical-index-mark-end text:id="IMark12738168387742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8437173731360"/>Branch Selection<text:alphabetical-index-mark-end text:id="IMark98437173731360"/> dialog. The dialog may be <text:span text:style-name="T7">accessed</text:span> via the <text:alphabetical-index-mark-start text:id="IMark98437110559728"/>Connect<text:alphabetical-index-mark-end text:id="IMark98437110559728"/> option of the File menu.<text:bookmark-end text:name="__RefHeading___Toc1358_551497558"/></text:p>
      <text:p text:style-name="Text_20_body"><draw:frame draw:style-name="fr5"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8437162964544"/>local_db<text:alphabetical-index-mark-end text:id="IMark98437162964544"/> as the <text:alphabetical-index-mark-start text:id="IMark98437116030800"/>Branch Name<text:alphabetical-index-mark-end text:id="IMark98437116030800"/>. <text:span text:style-name="T80">This will prepare the dialog for accessing SQLite databases</text:span>. Afterwards, click on the <text:alphabetical-index-mark-start text:id="IMark98437199987408"/>Select SQLite Database<text:alphabetical-index-mark-end text:id="IMark98437199987408"/> button to launch a file-selection dialog.<text:bookmark-end text:name="__RefHeading___Toc1360_551497558"/></text:p>
      <text:h text:style-name="P147" text:outline-level="1"><text:bookmark-start text:name="__RefHeading___Toc2065_695315335"/>Adding <text:span text:style-name="T154">A</text:span>n Item<text:bookmark-end text:name="__RefHeading___Toc2065_695315335"/></text:h>
      <text:p text:style-name="P95">For <text:alphabetical-index-mark-start text:id="IMark98437162964544"/>PostgreSQL<text:alphabetical-index-mark-end text:id="IMark98437162964544"/> databases, items may be added by <text:alphabetical-index-mark-start text:id="IMark98437176123312"/>administrator<text:alphabetical-index-mark-end text:id="IMark98437176123312"/> and <text:alphabetical-index-mark-start text:id="IMark98437110559728"/>librarian<text:alphabetical-index-mark-end text:id="IMark98437110559728"/> accounts. For <text:alphabetical-index-mark-start text:id="IMark98437173731360"/>SQLite<text:alphabetical-index-mark-end text:id="IMark98437173731360"/> databases, <text:span text:style-name="T107">file </text:span>owners may add items.</text:p>
      <text:p text:style-name="P95">BiblioteQ supports <text:alphabetical-index-mark-start text:id="IMark98437162964544"/>books<text:alphabetical-index-mark-end text:id="IMark98437162964544"/>, <text:alphabetical-index-mark-start text:id="IMark98437199987408"/>compact discs<text:alphabetical-index-mark-end text:id="IMark98437199987408"/>, <text:alphabetical-index-mark-start text:id="IMark98437116030800"/>digital video discs<text:alphabetical-index-mark-end text:id="IMark98437116030800"/>, <text:alphabetical-index-mark-start text:id="IMark98437110475088"/>grey literature<text:alphabetical-index-mark-end text:id="IMark98437110475088"/>, <text:alphabetical-index-mark-start text:id="IMark98437067493728"/>journals<text:alphabetical-index-mark-end text:id="IMark98437067493728"/>, <text:alphabetical-index-mark-start text:id="IMark98437145399152"/>magazines<text:alphabetical-index-mark-end text:id="IMark98437145399152"/>, <text:alphabetical-index-mark-start text:id="IMark98437136819536"/>photograph collections<text:alphabetical-index-mark-end text:id="IMark98437136819536"/>, and <text:alphabetical-index-mark-start text:id="IMark98437138567136"/>video games<text:alphabetical-index-mark-end text:id="IMark98437138567136"/>.</text:p>
      <text:p text:style-name="P95">To add an item, click on the <text:alphabetical-index-mark-start text:id="IMark98437162964544"/>Add Item<text:alphabetical-index-mark-end text:id="IMark98437162964544"/> tool button and select the desired category. <text:span text:style-name="T98">A</text:span><text:span text:style-name="T197">n item-c</text:span><text:alphabetical-index-mark-start text:id="IMark127381683877424"/><text:span text:style-name="T98">reate</text:span><text:alphabetical-index-mark-end text:id="IMark127381683877424"/><text:span text:style-name="T98"> window will be displayed. Required fields are highlighted.</text:span></text:p>
      <text:p text:style-name="P109">Multiple items may be added simultaneously.</text:p>
      <text:p text:style-name="P109"/>
      <text:h text:style-name="P148" text:outline-level="1"><text:bookmark-start text:name="__RefHeading___Toc1313_744196591"/>Administrator Browser<text:bookmark-end text:name="__RefHeading___Toc1313_744196591"/></text:h>
      <text:p text:style-name="P78">The <text:alphabetical-index-mark-start text:id="IMark98437138567136"/>Administrator Browser<text:alphabetical-index-mark-end text:id="IMark98437138567136"/> is available <text:span text:style-name="T62">if</text:span> <text:span text:style-name="T55">an </text:span><text:alphabetical-index-mark-start text:id="IMark98437199987408"/><text:span text:style-name="T55">administrator</text:span><text:alphabetical-index-mark-end text:id="IMark98437199987408"/> <text:span text:style-name="T81">role </text:span>is connected to a <text:alphabetical-index-mark-start text:id="IMark98437176123312"/>PostgreSQL<text:alphabetical-index-mark-end text:id="IMark98437176123312"/> database. <text:span text:style-name="T63">The browser may be accessed via the </text:span><text:alphabetical-index-mark-start text:id="IMark98437173731360"/><text:span text:style-name="T63">Configure</text:span><text:alphabetical-index-mark-start text:id="IMark98437086968944"/><text:span text:style-name="T63"> Administrator Privileges</text:span><text:alphabetical-index-mark-end text:id="IMark98437086968944"/><text:alphabetical-index-mark-end text:id="IMark98437173731360"/><text:span text:style-name="T63"> </text:span><text:span text:style-name="T198">(PostgreSQL) </text:span><text:span text:style-name="T63">tool button.</text:span></text:p>
      <text:p text:style-name="P82">Four roles are available. Changes <text:span text:style-name="T170">should</text:span> be committed via the <text:alphabetical-index-mark-start text:id="IMark98437162964544"/>Save Changes<text:alphabetical-index-mark-end text:id="IMark98437162964544"/> button.</text:p>
      <text:p text:style-name="P79">The process of committing changes to the PostgreSQL database is as follows:</text:p>
      <text:list text:style-name="L1">
        <text:list-item>
          <text:p text:style-name="P185">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185">A database transaction is prepared. If an error occurs, the process is aborted.</text:p>
        </text:list-item>
        <text:list-item>
          <text:p text:style-name="P185"><text:span text:style-name="T59">D</text:span>eleted accounts are removed from the <text:alphabetical-index-mark-start text:id="IMark98437116030800"/>admin<text:alphabetical-index-mark-end text:id="IMark98437116030800"/>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186"><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187">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87">If all of the <text:span text:style-name="T61">aforementioned statements</text:span> execute correctly, the <text:span text:style-name="T155">database </text:span>transaction is committed.</text:p>
        </text:list-item>
      </text:list>
      <text:p text:style-name="P76">Please note that leading and trailing spaces will be removed from user names during the <text:span text:style-name="T56">database-</text:span>recording process.</text:p>
      <text:p text:style-name="P77"><draw:frame draw:style-name="fr5" draw:name="Image13" text:anchor-type="paragraph" svg:width="3.5382in" svg:height="2.9929in" draw:z-index="8"><draw:image xlink:href="Pictures/10000001000003D8000003C1F4E12E3F.png" xlink:type="simple" xlink:show="embed" xlink:actuate="onLoad" draw:mime-type="image/png"/></draw:frame></text:p>
      <text:h text:style-name="P149"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8437176123312"/><text:span text:style-name="T148">BiblioteQ.INI</text:span><text:alphabetical-index-mark-end text:id="IMark98437176123312"/><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188" text:outline-level="1"/>
      <text:h text:style-name="P150"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8437122271936"/><text:span text:style-name="T150">BiblioteQ.conf</text:span><text:alphabetical-index-mark-end text:id="IMark98437122271936"/><text:span text:style-name="T150"> file contains Amazon, SRU, Z39.50, and other information. </text:span><text:span text:style-name="T151">Please edit this file using a text editor.</text:span><text:bookmark-end text:name="__RefHeading___Toc3092_2972840720"/></text:p>
      <text:h text:style-name="P189" text:outline-level="1"/>
      <text:h text:style-name="P151" text:outline-level="1"><text:bookmark-start text:name="__RefHeading___Toc1452_257133660"/>Change Password<text:bookmark-end text:name="__RefHeading___Toc1452_257133660"/></text:h>
      <text:p text:style-name="P81">A PostgreSQL account’s <text:alphabetical-index-mark-start text:id="IMark98437177586800"/>password<text:alphabetical-index-mark-end text:id="IMark98437177586800"/> may be changed via the <text:alphabetical-index-mark-start text:id="IMark98437130387888"/>Password Selection<text:alphabetical-index-mark-end text:id="IMark98437130387888"/> dialog. A password must contain at least eight characters. <text:span text:style-name="T86">Guest accounts are excluded.</text:span></text:p>
      <text:p text:style-name="P81"><draw:frame draw:style-name="fr3" draw:name="Image14" text:anchor-type="paragraph" svg:width="4.4791in" svg:height="3in" draw:z-index="9"><draw:image xlink:href="Pictures/100000010000024400000194D96383A2.png" xlink:type="simple" xlink:show="embed" xlink:actuate="onLoad" draw:mime-type="image/png"/></draw:frame></text:p>
      <text:h text:style-name="P152" text:outline-level="1"><text:bookmark-start text:name="__RefHeading___Toc363_19725849"/>Connecting to a <text:span text:style-name="T109">PostgreSQL </text:span>Database<text:bookmark-end text:name="__RefHeading___Toc363_19725849"/></text:h>
      <text:p text:style-name="P10"><draw:frame draw:style-name="fr1" draw:name="Image5" text:anchor-type="paragraph" svg:x="1.9209in" svg:y="0.5571in" svg:width="3.0835in" svg:height="2.4598in" draw:z-index="3"><draw:image xlink:href="Pictures/1000000100000107000000EC2A309100.png" xlink:type="simple" xlink:show="embed" xlink:actuate="onLoad" draw:mime-type="image/png"/></draw:frame>BiblioteQ supports both the <text:alphabetical-index-mark-start text:id="IMark98437176123312"/>PostgreSQL<text:alphabetical-index-mark-end text:id="IMark98437176123312"/> and <text:span text:style-name="T10">the </text:span><text:alphabetical-index-mark-start text:id="IMark98437162964544"/>SQLite<text:alphabetical-index-mark-end text:id="IMark98437162964544"/> database engines. <text:span text:style-name="T9">This section will cover the details involved in connecting to a PostgreSQL database.</text:span></text:p>
      <text:p text:style-name="P11"/>
      <text:p text:style-name="P11"/>
      <text:p text:style-name="P11"/>
      <text:p text:style-name="P11"/>
      <text:p text:style-name="P11"/>
      <text:p text:style-name="P14"/>
      <text:p text:style-name="P14"/>
      <text:p text:style-name="P14"/>
      <text:p text:style-name="P14">Click the <text:alphabetical-index-mark-start text:id="IMark98437093136256"/>Connect<text:alphabetical-index-mark-end text:id="IMark98437093136256"/> option of the <text:alphabetical-index-mark-start text:id="IMark98437122271936"/>File<text:alphabetical-index-mark-end text:id="IMark98437122271936"/> menu.</text:p>
      <text:p text:style-name="P15"><draw:frame draw:style-name="fr3" draw:name="Image6" text:anchor-type="paragraph" svg:width="6.198in" svg:height="2.2811in" draw:z-index="4"><draw:image xlink:href="Pictures/10000001000002F30000015FF932EDA9.png" xlink:type="simple" xlink:show="embed" xlink:actuate="onLoad" draw:mime-type="image/png"/></draw:frame></text:p>
      <text:p text:style-name="P15"><text:span text:style-name="T101">S</text:span>elect the appropriate non-<text:alphabetical-index-mark-start text:id="IMark98437193905520"/>local_db<text:alphabetical-index-mark-end text:id="IMark98437193905520"/> <text:alphabetical-index-mark-start text:id="IMark98437146259392"/>Branch Name<text:alphabetical-index-mark-end text:id="IMark98437146259392"/> if one is available. <text:span text:style-name="T16">Provide the </text:span><text:alphabetical-index-mark-start text:id="IMark98437128917392"/><text:span text:style-name="T16">Password</text:span><text:alphabetical-index-mark-end text:id="IMark98437128917392"/><text:span text:style-name="T16"> and </text:span><text:alphabetical-index-mark-start text:id="IMark98437086968848"/><text:span text:style-name="T16">Userid</text:span><text:alphabetical-index-mark-end text:id="IMark98437086968848"/><text:span text:style-name="T16"> information, if applicable, and press the Connect button.</text:span></text:p>
      <text:p text:style-name="P12"><text:span text:style-name="T15">Note: </text:span>The sections <text:alphabetical-index-mark-start text:id="IMark98437193905520"/>Accessing an Existing SQLite Database<text:alphabetical-index-mark-end text:id="IMark98437193905520"/> and <text:alphabetical-index-mark-start text:id="IMark98437093136256"/>Creating an SQLite Database<text:alphabetical-index-mark-end text:id="IMark98437093136256"/> cover the details of accessing and creating SQLite databases, <text:span text:style-name="T11">respectively.</text:span></text:p>
      <text:p text:style-name="P12"/>
      <text:h text:style-name="P153" text:outline-level="1"><text:bookmark-start text:name="__RefHeading___Toc443_940074755"/>Creating a PostgreSQL Database<text:bookmark-end text:name="__RefHeading___Toc443_940074755"/></text:h>
      <text:p text:style-name="Text_20_body">BiblioteQ supports <text:alphabetical-index-mark-start text:id="IMark98437189588976"/>PostgreSQL<text:alphabetical-index-mark-end text:id="IMark98437189588976"/> 8.x, 9.x, and newer. <text:span text:style-name="T119">Please note that PostgreSQL 8.x </text:span><text:span text:style-name="T156">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190">Create the <text:alphabetical-index-mark-start text:id="IMark98437193905520"/>xbook_db<text:alphabetical-index-mark-end text:id="IMark98437193905520"/> database via <text:alphabetical-index-mark-start text:id="IMark98437146259392"/>createdb<text:alphabetical-index-mark-end text:id="IMark98437146259392"/> xbook_db -E UTF8 or via the PostgreSQL-recommended procedure. Please note that <text:span text:style-name="T110">the database name </text:span>xbook_db is only a suggestion.</text:p>
        </text:list-item>
        <text:list-item>
          <text:p text:style-name="P190">Execute <text:alphabetical-index-mark-start text:id="IMark98437128917392"/>createlang<text:alphabetical-index-mark-end text:id="IMark98437128917392"/> <text:alphabetical-index-mark-start text:id="IMark98437086968848"/>plpgsql<text:alphabetical-index-mark-end text:id="IMark98437086968848"/> -d xbook_db or the PostgreSQL-recommended procedure for adding a new programming language to the xbook_db database. <text:span text:style-name="T157">If the language already exists, PostgreSQL will produce an error. Please ignore the error.</text:span></text:p>
        </text:list-item>
        <text:list-item>
          <text:p text:style-name="P190">If desired, replace all instances of the default administrator <text:alphabetical-index-mark-start text:id="IMark98437093136256"/>xbook_admin<text:alphabetical-index-mark-end text:id="IMark98437093136256"/> in <text:span text:style-name="T87">the</text:span> <text:alphabetical-index-mark-start text:id="IMark98437193905520"/>postgresql_create_schema.sql<text:alphabetical-index-mark-end text:id="IMark98437193905520"/> file. <text:span text:style-name="T171">A password may also be set afterwards.</text:span></text:p>
        </text:list-item>
        <text:list-item>
          <text:p text:style-name="P191">Log into your PostgreSQL xbook_db database and load the postgresql_create_schema.sql file via \i postgresql_create_schema.sql.</text:p>
        </text:list-item>
      </text:list>
      <text:p text:style-name="P19"/>
      <text:h text:style-name="P145"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8437189588976"/>SQLite<text:alphabetical-index-mark-end text:id="IMark98437189588976"/> database file may be created via the <text:alphabetical-index-mark-start text:id="IMark98437128917392"/>New SQLite Database<text:alphabetical-index-mark-end text:id="IMark98437128917392"/> option of the <text:alphabetical-index-mark-start text:id="IMark98437092718272"/>File<text:alphabetical-index-mark-end text:id="IMark98437092718272"/> menu.<text:bookmark-end text:name="__RefHeading___Toc324_551497558"/></text:p>
      <text:p text:style-name="Text_20_body"><draw:frame draw:style-name="fr5"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
      <text:p text:style-name="P9"/>
      <text:p text:style-name="P9"><text:bookmark-start text:name="__RefHeading___Toc995_551497558"/><text:span text:style-name="T5">After</text:span> the option is selected, a file-selection dialog is displayed. An existing <text:span text:style-name="T199">file </text:span>or a new file may be specified. A confirmation dialog is displayed if an existing file is selected.<text:bookmark-end text:name="__RefHeading___Toc995_551497558"/></text:p>
      <text:p text:style-name="P13">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4" text:outline-level="1"><text:bookmark-start text:name="__RefHeading___Toc1520_1056771071"/>Custom Query<text:bookmark-end text:name="__RefHeading___Toc1520_1056771071"/></text:h>
      <text:p text:style-name="P85">Custom SQL queries may be performed via the <text:alphabetical-index-mark-start text:id="IMark98437189588976"/>Custom Query<text:alphabetical-index-mark-end text:id="IMark98437189588976"/> window.</text:p>
      <text:p text:style-name="P110"><text:span text:style-name="T136">After a successful query is performed, the main table’s columns will be set according to the query statement. </text:span><text:span text:style-name="T134">Please </text:span><text:span text:style-name="T158">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84"/>
      <text:h text:style-name="P155"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31">Image information is recorded as Base-64.</text:p>
      <text:p text:style-name="P131"/>
      <text:h text:style-name="P156" text:outline-level="1"><text:bookmark-start text:name="__RefHeading___Toc1455_73510555"/>Database Enumerations Browser<text:bookmark-end text:name="__RefHeading___Toc1455_73510555"/></text:h>
      <text:p text:style-name="P83">The <text:alphabetical-index-mark-start text:id="IMark98437128917392"/>Database Enumerations Browser<text:alphabetical-index-mark-end text:id="IMark98437128917392"/> is available to accounts having <text:alphabetical-index-mark-start text:id="IMark98437193905520"/>administrator<text:alphabetical-index-mark-end text:id="IMark98437193905520"/> or <text:alphabetical-index-mark-start text:id="IMark98437093136256"/>librarian<text:alphabetical-index-mark-end text:id="IMark98437093136256"/> privileges and is accessible via the <text:alphabetical-index-mark-start text:id="IMark98437138567136"/>Database Enumerations<text:alphabetical-index-mark-end text:id="IMark98437138567136"/> tool button. <text:span text:style-name="T120">The browser contains configurable item values. </text:span><text:span text:style-name="T159">The browser is available for </text:span><text:span text:style-name="T172">PostgreSQL and </text:span><text:span text:style-name="T159">SQLite databases.</text:span></text:p>
      <text:p text:style-name="P80">The process of committing <text:span text:style-name="T200">data</text:span> to <text:span text:style-name="T68">a</text:span> database is as follows:</text:p>
      <text:list text:style-name="L3">
        <text:list-item>
          <text:p text:style-name="P192">For each sub-panel (<text:alphabetical-index-mark-start text:id="IMark98437067856528"/>Book Binding Types<text:alphabetical-index-mark-end text:id="IMark98437067856528"/>, etc.), <text:span text:style-name="T110">a </text:span>database transaction <text:span text:style-name="T110">is prepared</text:span>. If an error occurs, <text:span text:style-name="T111">the </text:span><text:span text:style-name="T201">current transaction is canceled and the </text:span><text:span text:style-name="T111">process </text:span>iterate<text:span text:style-name="T111">s</text:span> to the next sub-panel.</text:p>
        </text:list-item>
        <text:list-item>
          <text:p text:style-name="P192"><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193"><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193"><text:span text:style-name="T112">T</text:span>he current database transaction <text:span text:style-name="T112">is committed</text:span>.</text:p>
        </text:list-item>
      </text:list>
      <text:p text:style-name="P134"><text:bookmark text:name="__RefHeading___Toc413_9400747551"/></text:p>
      <text:h text:style-name="P157" text:outline-level="1"><text:bookmark-start text:name="__RefHeading___Toc413_940074755"/>Disconnecting from a Database<text:bookmark-end text:name="__RefHeading___Toc413_940074755"/></text:h>
      <text:p text:style-name="P16">To disconnect from a connected database, click the <text:alphabetical-index-mark-start text:id="IMark98437086968848"/>File<text:alphabetical-index-mark-end text:id="IMark98437086968848"/> menu. Then click the <text:alphabetical-index-mark-start text:id="IMark98437123684176"/>Disconnect<text:alphabetical-index-mark-end text:id="IMark98437123684176"/> option.</text:p>
      <text:p text:style-name="P16"><draw:frame draw:style-name="fr3" draw:name="Image7" text:anchor-type="paragraph" svg:width="2.6902in" svg:height="2.1902in" draw:z-index="5"><draw:image xlink:href="Pictures/1000000100000107000000EC2A309100.png" xlink:type="simple" xlink:show="embed" xlink:actuate="onLoad" draw:mime-type="image/png"/></draw:frame></text:p>
      <text:p text:style-name="P16"/>
      <text:p text:style-name="P16"/>
      <text:p text:style-name="P16"/>
      <text:p text:style-name="P16"/>
      <text:p text:style-name="P133"/>
      <text:h text:style-name="P158" text:outline-level="1"><text:bookmark-start text:name="__RefHeading___Toc1754_560018603"/>Error Log<text:bookmark-end text:name="__RefHeading___Toc1754_560018603"/></text:h>
      <text:p text:style-name="P90">The <text:alphabetical-index-mark-start text:id="IMark98437133709552"/>Error Log<text:alphabetical-index-mark-end text:id="IMark98437133709552"/> may be accessed via the <text:alphabetical-index-mark-start text:id="IMark98437128917392"/>View<text:alphabetical-index-mark-end text:id="IMark98437128917392"/> menu. <text:span text:style-name="T74">The window details critical exceptions which were raised during a BiblioteQ session. The status bar of the main window will indicate whether or not the log contains entries.</text:span></text:p>
      <text:p text:style-name="P90"><draw:frame draw:style-name="fr4" draw:name="Image20" text:anchor-type="paragraph" svg:width="6.9252in" svg:height="5.4953in" draw:z-index="11"><draw:image xlink:href="Pictures/10000001000003D8000003C1733C3A39.png" xlink:type="simple" xlink:show="embed" xlink:actuate="onLoad" draw:mime-type="image/png"/></draw:frame></text:p>
      <text:h text:style-name="P159" text:outline-level="1"><text:bookmark-start text:name="__RefHeading___Toc460_1725578287"/>Exporting a Table View to a CSV File<text:bookmark-end text:name="__RefHeading___Toc460_1725578287"/></text:h>
      <text:p text:style-name="P20">The current table view’s contents may be exported to a <text:alphabetical-index-mark-start text:id="IMark98437193905520"/>CSV<text:alphabetical-index-mark-end text:id="IMark98437193905520"/> file via the <text:alphabetical-index-mark-start text:id="IMark98437086968848"/>Export Table View as CSV<text:alphabetical-index-mark-end text:id="IMark98437086968848"/> option of the <text:alphabetical-index-mark-start text:id="IMark98437162964544"/>File<text:alphabetical-index-mark-end text:id="IMark98437162964544"/> menu.</text:p>
      <text:p text:style-name="P20"><draw:frame draw:style-name="fr3" draw:name="Image8" text:anchor-type="paragraph" svg:width="3.0835in" svg:height="2.4598in" draw:z-index="6"><draw:image xlink:href="Pictures/1000000100000107000000EC2A309100.png" xlink:type="simple" xlink:show="embed" xlink:actuate="onLoad" draw:mime-type="image/png"/></draw:frame></text:p>
      <text:p text:style-name="P20"/>
      <text:p text:style-name="P20"/>
      <text:p text:style-name="P20"/>
      <text:p text:style-name="P20"/>
      <text:p text:style-name="P20"/>
      <text:p text:style-name="P21"/>
      <text:p text:style-name="P21"/>
      <text:p text:style-name="P21">If clicked, a file-selection dialog is displayed.</text:p>
      <text:p text:style-name="P21">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04">The first line of the generated file contains the exported view’s header strings. <text:span text:style-name="T124">The exported columns are governed by the settings in Viewable Columns.</text:span></text:p>
      <text:p text:style-name="P104"/>
      <text:h text:style-name="P160" text:outline-level="1"><text:bookmark-start text:name="__RefHeading___Toc2813_3142272184"/>File Attachments<text:bookmark-end text:name="__RefHeading___Toc2813_3142272184"/></text:h>
      <text:p text:style-name="P117"><text:span text:style-name="T160">Several categories (</text:span><text:alphabetical-index-mark-start text:id="IMark98437193905520"/><text:span text:style-name="T160">books</text:span><text:alphabetical-index-mark-end text:id="IMark98437193905520"/><text:span text:style-name="T160">, </text:span><text:alphabetical-index-mark-start text:id="IMark98437116030800"/><text:span text:style-name="T160">grey literature</text:span><text:alphabetical-index-mark-end text:id="IMark98437116030800"/><text:span text:style-name="T160">, </text:span><text:alphabetical-index-mark-start text:id="IMark98437110559728"/><text:span text:style-name="T143">journals</text:span><text:alphabetical-index-mark-end text:id="IMark98437110559728"/><text:span text:style-name="T143">, </text:span><text:alphabetical-index-mark-start text:id="IMark98437139394720"/><text:span text:style-name="T160">magazines</text:span><text:alphabetical-index-mark-end text:id="IMark98437139394720"/><text:span text:style-name="T160">) include file attachments. Attached files are compressed before being inserted into the respective database. </text:span><text:span text:style-name="T140">BiblioteQ </text:span><text:span text:style-name="T161">employs</text:span><text:span text:style-name="T140"> t</text:span><text:span text:style-name="T160">he ZLIB algorithm </text:span><text:span text:style-name="T140">for </text:span><text:span text:style-name="T160">compression.</text:span></text:p>
      <text:p text:style-name="P113"/>
      <text:h text:style-name="P161" text:outline-level="1"><text:bookmark-start text:name="__RefHeading___Toc2118_278443408"/>Hyperlinks<text:bookmark-end text:name="__RefHeading___Toc2118_278443408"/></text:h>
      <text:p text:style-name="P136"><text:span text:style-name="T185">BiblioteQ supports embedded </text:span><text:alphabetical-index-mark-start text:id="IMark98437130387888"/><text:span text:style-name="T185">hyperlinks</text:span><text:alphabetical-index-mark-end text:id="IMark98437130387888"/><text:span text:style-name="T185">. </text:span><text:span text:style-name="T186">If a hyperlink is </text:span><text:span text:style-name="T185">clicked, a search is initiated using the specified text </text:span><text:span text:style-name="T187">for the given category. Please note that a clicked hyperlink will not be activated if the parent widget is editable. </text:span><text:span text:style-name="T188">An example hyperlink: </text:span><text:span text:style-name="Source_20_Text"><text:span text:style-name="T184">&lt;a href='book_search?category?Number </text:span></text:span><text:span text:style-name="Source_20_Text"><text:span text:style-name="T188">T</text:span></text:span><text:span text:style-name="Source_20_Text"><text:span text:style-name="T184">heory'&gt;Number </text:span></text:span><text:span text:style-name="Source_20_Text"><text:span text:style-name="T188">T</text:span></text:span><text:span text:style-name="Source_20_Text"><text:span text:style-name="T184">heory&lt;/a&gt;.</text:span></text:span></text:p>
      <text:p text:style-name="P96"><draw:frame draw:style-name="fr3" draw:name="Image22" text:anchor-type="paragraph" svg:width="3.9063in" svg:height="1.1in" draw:z-index="12"><draw:image xlink:href="Pictures/10000000000001530000006AA1F68D10.png" xlink:type="simple" xlink:show="embed" xlink:actuate="onLoad" draw:mime-type="image/png"/></draw:frame></text:p>
      <text:h text:style-name="P162" text:outline-level="1"><text:bookmark-start text:name="__RefHeading___Toc2602_4162988163"/>Importing<text:bookmark-end text:name="__RefHeading___Toc2602_4162988163"/></text:h>
      <text:p text:style-name="P103"><text:span text:style-name="T123">BiblioteQ provides an import mechanism for importing book </text:span><text:span text:style-name="T162">and patron</text:span><text:span text:style-name="T123"> data contained in a </text:span><text:alphabetical-index-mark-start text:id="IMark98437146259392"/><text:span text:style-name="T123">CSV</text:span><text:alphabetical-index-mark-end text:id="IMark98437146259392"/><text:span text:style-name="T123"> file. Please review the </text:span><text:alphabetical-index-mark-start text:id="IMark98437128917392"/><text:span text:style-name="T123">Tools</text:span><text:alphabetical-index-mark-end text:id="IMark98437128917392"/><text:span text:style-name="T123"> menu.</text:span></text:p>
      <text:h text:style-name="P194" text:outline-level="1"/>
      <text:h text:style-name="P163" text:outline-level="1"><text:bookmark-start text:name="__RefHeading___Toc1814_537498170"/>Limitations<text:bookmark-end text:name="__RefHeading___Toc1814_537498170"/></text:h>
      <text:p text:style-name="P105"><text:span text:style-name="T126">BiblioteQ does not impose limits on the data content. Please note that both </text:span><text:alphabetical-index-mark-start text:id="IMark98437117254880"/><text:span text:style-name="T126">PostgreSQL</text:span><text:alphabetical-index-mark-end text:id="IMark98437117254880"/><text:span text:style-name="T126"> and </text:span><text:alphabetical-index-mark-start text:id="IMark98437076408608"/><text:span text:style-name="T126">SQLite</text:span><text:alphabetical-index-mark-end text:id="IMark98437076408608"/><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91">Generally:</text:p>
      <text:list text:style-name="L4">
        <text:list-item>
          <text:p text:style-name="P195">Attached files may be of any size. Please note that submitting large files will burden both local and remote queries. <text:span text:style-name="T83">PostgreSQL and/or SQLite may limit field sizes.</text:span></text:p>
        </text:list-item>
        <text:list-item>
          <text:p text:style-name="P196">Infinitely-many items may be stored, although PostgreSQL and/or SQLite may prevent this.</text:p>
        </text:list-item>
        <text:list-item>
          <text:p text:style-name="P197"><text:alphabetical-index-mark-start text:id="IMark98437193905520"/>Pagination<text:alphabetical-index-mark-end text:id="IMark98437193905520"/> <text:span text:style-name="T84">is implemented with</text:span> the <text:span text:style-name="T202">application</text:span> of the <text:alphabetical-index-mark-start text:id="IMark98437146259392"/>LIMIT<text:alphabetical-index-mark-end text:id="IMark98437146259392"/> <text:span text:style-name="T84">and </text:span><text:alphabetical-index-mark-start text:id="IMark98437097321744"/><text:span text:style-name="T84">OFFSET</text:span><text:alphabetical-index-mark-end text:id="IMark98437097321744"/><text:span text:style-name="T84"> clauses.</text:span></text:p>
        </text:list-item>
        <text:list-item>
          <text:p text:style-name="P196">The number of PostgreSQL accounts is not limited through the software.</text:p>
        </text:list-item>
      </text:list>
      <text:p text:style-name="P91"/>
      <text:h text:style-name="P164" text:outline-level="1"><text:bookmark-start text:name="__RefHeading___Toc1050_1842839021"/>Main Window <text:span text:style-name="T42">Tool Buttons</text:span><text:bookmark-end text:name="__RefHeading___Toc1050_1842839021"/></text:h>
      <text:p text:style-name="P53">This page will describe the various <text:span text:style-name="T43">tool buttons</text:span> <text:span text:style-name="T37">which are present on th</text:span>e main window.</text:p>
      <text:p text:style-name="P58">The <text:span text:style-name="T41">tool buttons</text:span> are described from left to right.</text:p>
      <text:p text:style-name="P209"><text:alphabetical-index-mark-start text:id="IMark98437193905520"/>View Selected Item(s)<text:alphabetical-index-mark-end text:id="IMark98437193905520"/></text:p>
      <text:p text:style-name="P54">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8437146259392"/><text:span text:style-name="T36">administrator</text:span><text:alphabetical-index-mark-end text:id="IMark98437146259392"/><text:span text:style-name="T36"> privileges.</text:span></text:p>
      <text:p text:style-name="P210"><text:alphabetical-index-mark-start text:id="IMark98437117254880"/>Add Item<text:alphabetical-index-mark-end text:id="IMark98437117254880"/></text:p>
      <text:p text:style-name="P55">Add an item. The <text:span text:style-name="T102">tool button is disabled </text:span>if the current account does not have <text:alphabetical-index-mark-start text:id="IMark98437128917392"/>Item Creation<text:alphabetical-index-mark-end text:id="IMark98437128917392"/> privileges.</text:p>
      <text:p text:style-name="P211"><text:alphabetical-index-mark-start text:id="IMark98437097321744"/>Duplicate Selected Item(s)<text:alphabetical-index-mark-end text:id="IMark98437097321744"/></text:p>
      <text:p text:style-name="P56">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212"><text:alphabetical-index-mark-start text:id="IMark98437146259392"/>Delete Selected Item(s)<text:alphabetical-index-mark-end text:id="IMark98437146259392"/></text:p>
      <text:p text:style-name="P57">Delete the selected item(s). A confirmation prompt is displayed. The <text:span text:style-name="T103">tool button is disabled</text:span> if the current account does not have <text:alphabetical-index-mark-start text:id="IMark98437193905520"/>Item Deletion<text:alphabetical-index-mark-end text:id="IMark98437193905520"/> privileges.</text:p>
      <text:p text:style-name="P213"><text:alphabetical-index-mark-start text:id="IMark98437117254880"/>Modify Selected Item(s)<text:alphabetical-index-mark-end text:id="IMark98437117254880"/></text:p>
      <text:p text:style-name="P59">Modify the selected item(s). A confirmation prompt is displayed if the number of selected items exceeds four. The <text:span text:style-name="T104">tool button is disabled </text:span>if the current account does not have <text:alphabetical-index-mark-start text:id="IMark98437128917392"/>Item Updates<text:alphabetical-index-mark-end text:id="IMark98437128917392"/> privileges.</text:p>
      <text:p text:style-name="P214"><text:alphabetical-index-mark-start text:id="IMark98437097321744"/>Print Current View<text:alphabetical-index-mark-end text:id="IMark98437097321744"/></text:p>
      <text:p text:style-name="P60">Print the items in the current view. <text:span text:style-name="T50">A Print dialog is displayed.</text:span></text:p>
      <text:p text:style-name="P215"><text:alphabetical-index-mark-start text:id="IMark98437193905520"/>Select Viewable Columns<text:alphabetical-index-mark-end text:id="IMark98437193905520"/></text:p>
      <text:p text:style-name="P61">Select <text:span text:style-name="T39">the </text:span>columns <text:span text:style-name="T39">that </text:span>are to be shown in the main window’s table <text:span text:style-name="T118">per each category (books, cds, etc.). Please note that column order is not preserved.</text:span></text:p>
      <text:p text:style-name="P216"><text:alphabetical-index-mark-start text:id="IMark98437146259392"/>View Member’s Reservation History (Patrons Only)<text:alphabetical-index-mark-end text:id="IMark98437146259392"/></text:p>
      <text:p text:style-name="P62">Display the current patron’s reserved item<text:span text:style-name="T44">s</text:span>. The <text:span text:style-name="T104">tool button is enabled </text:span>only for <text:alphabetical-index-mark-start text:id="IMark98437117254880"/>patron<text:alphabetical-index-mark-end text:id="IMark98437117254880"/> <text:span text:style-name="T104">accounts</text:span>.</text:p>
      <text:p text:style-name="P217"><text:alphabetical-index-mark-start text:id="IMark98437097321744"/><text:span text:style-name="T51">Request Selected Item(s)</text:span> / Cancel Selected Request(s)<text:alphabetical-index-mark-end text:id="IMark98437097321744"/></text:p>
      <text:p text:style-name="P63"><text:soft-page-break/>Available for patrons, these options allow for the requesting of items <text:span text:style-name="T45">as well as for</text:span> the <text:span text:style-name="T52">canceling</text:span> of requested items.</text:p>
      <text:p text:style-name="P218"><text:alphabetical-index-mark-start text:id="IMark98437128917392"/>Reserve Selected Item<text:alphabetical-index-mark-end text:id="IMark98437128917392"/></text:p>
      <text:p text:style-name="P64">Reserve the selected item. <text:span text:style-name="T105">The tool button is disabled if the current account does not have </text:span><text:alphabetical-index-mark-start text:id="IMark98437193905520"/><text:span text:style-name="T105">Item </text:span>Reservations<text:alphabetical-index-mark-end text:id="IMark98437193905520"/><text:span text:style-name="T46"> privileges.</text:span></text:p>
      <text:p text:style-name="P219"><text:alphabetical-index-mark-start text:id="IMark98437146259392"/>Display Members Browser<text:alphabetical-index-mark-end text:id="IMark98437146259392"/></text:p>
      <text:p text:style-name="P65">Display the Members Browser window. <text:span text:style-name="T47">Only available for </text:span><text:alphabetical-index-mark-start text:id="IMark98437117254880"/><text:span text:style-name="T47">administrator</text:span><text:alphabetical-index-mark-end text:id="IMark98437117254880"/><text:span text:style-name="T47">, </text:span><text:alphabetical-index-mark-start text:id="IMark98437147790832"/><text:span text:style-name="T47">circulation</text:span><text:alphabetical-index-mark-end text:id="IMark98437147790832"/><text:span text:style-name="T47">, and </text:span><text:alphabetical-index-mark-start text:id="IMark98437076408608"/><text:span text:style-name="T47">membership</text:span><text:alphabetical-index-mark-end text:id="IMark98437076408608"/><text:span text:style-name="T47"> accounts.</text:span></text:p>
      <text:p text:style-name="P220"><text:alphabetical-index-mark-start text:id="IMark98437117254880"/>Files Browser<text:alphabetical-index-mark-end text:id="IMark98437117254880"/></text:p>
      <text:p text:style-name="P114">Display the Files Browser window.</text:p>
      <text:p text:style-name="P221"><text:alphabetical-index-mark-start text:id="IMark98437147790832"/>Database Search<text:alphabetical-index-mark-end text:id="IMark98437147790832"/></text:p>
      <text:p text:style-name="P66">Activates a context menu containing various search options.</text:p>
      <text:p text:style-name="P222"><text:alphabetical-index-mark-start text:id="IMark98437128917392"/>Custom Database Query<text:alphabetical-index-mark-end text:id="IMark98437128917392"/></text:p>
      <text:p text:style-name="P67">Display <text:span text:style-name="T203">a </text:span>Custom Query window.</text:p>
      <text:p text:style-name="P223"><text:alphabetical-index-mark-start text:id="IMark98437146259392"/>Refresh Table<text:alphabetical-index-mark-end text:id="IMark98437146259392"/></text:p>
      <text:p text:style-name="P68">Reload the current view.</text:p>
      <text:p text:style-name="P69">Again, the tool buttons are described from left to right.</text:p>
      <text:p text:style-name="P224"><text:alphabetical-index-mark-start text:id="IMark98437117254880"/>Connect<text:alphabetical-index-mark-end text:id="IMark98437117254880"/></text:p>
      <text:p text:style-name="P70">Display the <text:alphabetical-index-mark-start text:id="IMark98437147790832"/>Branch Selection<text:alphabetical-index-mark-end text:id="IMark98437147790832"/> dialog.</text:p>
      <text:p text:style-name="P225"><text:alphabetical-index-mark-start text:id="IMark98437146259392"/>Disconnect<text:alphabetical-index-mark-end text:id="IMark98437146259392"/></text:p>
      <text:p text:style-name="P71">Disconnect from the current database.</text:p>
      <text:p text:style-name="P226"><text:alphabetical-index-mark-start text:id="IMark98437128917392"/>Change Password<text:alphabetical-index-mark-end text:id="IMark98437128917392"/></text:p>
      <text:p text:style-name="P72">Display the <text:alphabetical-index-mark-start text:id="IMark98437076408608"/>Password Selection<text:alphabetical-index-mark-end text:id="IMark98437076408608"/> dialog. Not available for <text:span text:style-name="T88">PostgreSQL </text:span><text:alphabetical-index-mark-start text:id="IMark98437193905520"/>guest<text:alphabetical-index-mark-end text:id="IMark98437193905520"/> accounts <text:span text:style-name="T88">and SQLite databases.</text:span></text:p>
      <text:p text:style-name="P226"><text:alphabetical-index-mark-start text:id="IMark98437147790832"/>Configure Administrator Privileges<text:alphabetical-index-mark-end text:id="IMark98437147790832"/></text:p>
      <text:p text:style-name="P73">Display the <text:alphabetical-index-mark-start text:id="IMark98437076408608"/>Administrator Browser<text:alphabetical-index-mark-end text:id="IMark98437076408608"/> <text:span text:style-name="T53">window</text:span>. Only available for <text:span text:style-name="T106">a</text:span>dministrator accounts. <text:span text:style-name="T163">Not available for SQLite databases.</text:span></text:p>
      <text:p text:style-name="P227"><text:alphabetical-index-mark-start text:id="IMark98437146259392"/>Database Enumerations<text:alphabetical-index-mark-end text:id="IMark98437146259392"/></text:p>
      <text:p text:style-name="P74"><text:soft-page-break/>Display the <text:alphabetical-index-mark-start text:id="IMark98437193905520"/>Database Enumerations Browser<text:alphabetical-index-mark-end text:id="IMark98437193905520"/> window. <text:span text:style-name="T47">Only available </text:span>for <text:alphabetical-index-mark-start text:id="IMark98437117254880"/><text:span text:style-name="T90">a</text:span>dministrator<text:alphabetical-index-mark-end text:id="IMark98437117254880"/> and <text:alphabetical-index-mark-start text:id="IMark98437097321744"/><text:span text:style-name="T89">l</text:span>ibrarian<text:alphabetical-index-mark-end text:id="IMark98437097321744"/> accounts.</text:p>
      <text:p text:style-name="P228"><text:alphabetical-index-mark-start text:id="IMark98437193905520"/>Exit BiblioteQ<text:alphabetical-index-mark-end text:id="IMark98437193905520"/></text:p>
      <text:p text:style-name="P74">Terminate the application.</text:p>
      <text:p text:style-name="P74"/>
      <text:h text:style-name="P165" text:outline-level="1"><text:bookmark-start text:name="__RefHeading___Toc4991_1789080889"/>Members Browser<text:bookmark-end text:name="__RefHeading___Toc4991_1789080889"/></text:h>
      <text:p text:style-name="Text_20_body">The Members Browser is available <text:span text:style-name="T212">via</text:span> the <text:alphabetical-index-mark-start text:id="IMark98437117254880"/>View<text:alphabetical-index-mark-end text:id="IMark98437117254880"/> menu. For <text:alphabetical-index-mark-start text:id="IMark98437076408608"/>PostgreSQL<text:alphabetical-index-mark-end text:id="IMark98437076408608"/> databases, the browser is accessible if the current role is <text:alphabetical-index-mark-start text:id="IMark98437128917392"/>administrator<text:alphabetical-index-mark-end text:id="IMark98437128917392"/>, <text:alphabetical-index-mark-start text:id="IMark98437122271936"/>circulation<text:alphabetical-index-mark-end text:id="IMark98437122271936"/>, or <text:alphabetical-index-mark-start text:id="IMark98437130387888"/>membership<text:alphabetical-index-mark-end text:id="IMark98437130387888"/>. For <text:alphabetical-index-mark-start text:id="IMark98437092718272"/>SQLite<text:alphabetical-index-mark-end text:id="IMark98437092718272"/>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13">information</text:span> is also included.</text:p>
      <text:p text:style-name="Text_20_body"><text:alphabetical-index-mark-start text:id="IMark98437117254880"/>Grant Privileges<text:alphabetical-index-mark-end text:id="IMark98437117254880"/></text:p>
      <text:p text:style-name="Text_20_body">Grant Privileges is available for PostgreSQL databases. If pressed, each listed account is removed from and added to the <text:alphabetical-index-mark-start text:id="IMark98437076408608"/>biblioteq_patron<text:alphabetical-index-mark-end text:id="IMark98437076408608"/> role.</text:p>
      <text:p text:style-name="P135"><text:span text:style-name="T183">Direct </text:span>PostgreSQL <text:span text:style-name="T183">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233">The concept of roles subsumes the concepts of “users” and “groups”. In PostgreSQL versions before 8.1, users and groups were distinct kinds of entities, but now there are only roles. Any role can act as a user, a group, or both.</text:p>
      <text:p text:style-name="Text_20_body"/>
      <text:h text:style-name="P166" text:outline-level="1"><text:bookmark-start text:name="__RefHeading___Toc1179_960857923"/>Member’s Reservation History<text:bookmark-end text:name="__RefHeading___Toc1179_960857923"/></text:h>
      <text:p text:style-name="P75">A patron’s reservation history may be accessed via the <text:alphabetical-index-mark-start text:id="IMark98437128917392"/>Member’s Reservation History<text:alphabetical-index-mark-end text:id="IMark98437128917392"/> window. Reservation histor<text:span text:style-name="T54">ies are</text:span> initially disabled.</text:p>
      <text:p text:style-name="P123"/>
      <text:h text:style-name="P167" text:outline-level="1"><text:bookmark-start text:name="__RefHeading___Toc3441_676261051"/>Open Library<text:bookmark-end text:name="__RefHeading___Toc3441_676261051"/></text:h>
      <text:p text:style-name="P98">BiblioteQ supports <text:span text:style-name="T164">the </text:span><text:alphabetical-index-mark-start text:id="IMark98437130387888"/><text:span text:style-name="T164">Open Library</text:span><text:alphabetical-index-mark-end text:id="IMark98437130387888"/> Internet search quer<text:span text:style-name="T164">y</text:span> <text:span text:style-name="T99">for </text:span><text:alphabetical-index-mark-start text:id="IMark98437146259392"/><text:span text:style-name="T99">books</text:span><text:alphabetical-index-mark-end text:id="IMark98437146259392"/><text:span text:style-name="T99">.</text:span></text:p>
      <text:p text:style-name="P98"/>
      <text:h text:style-name="P168" text:outline-level="1"><text:bookmark-start text:name="__RefHeading___Toc1583_330706588"/>Operating Systems<text:bookmark-end text:name="__RefHeading___Toc1583_330706588"/></text:h>
      <text:p text:style-name="P89">BiblioteQ supports <text:alphabetical-index-mark-start text:id="IMark98437122271936"/><text:span text:style-name="T146">Android</text:span><text:alphabetical-index-mark-end text:id="IMark98437122271936"/><text:span text:style-name="T146">, </text:span><text:alphabetical-index-mark-start text:id="IMark98437076408608"/>FreeBSD<text:alphabetical-index-mark-end text:id="IMark98437076408608"/>, <text:alphabetical-index-mark-start text:id="IMark98437147790832"/>Linux<text:alphabetical-index-mark-end text:id="IMark98437147790832"/>, <text:alphabetical-index-mark-start text:id="IMark98437162964544"/>MacOS<text:alphabetical-index-mark-end text:id="IMark98437162964544"/>, <text:alphabetical-index-mark-start text:id="IMark98437139394720"/><text:span text:style-name="T71">OS/2</text:span><text:alphabetical-index-mark-end text:id="IMark98437139394720"/><text:span text:style-name="T71">, </text:span><text:alphabetical-index-mark-start text:id="IMark98437092718272"/><text:span text:style-name="T71">OpenBSD</text:span><text:alphabetical-index-mark-end text:id="IMark98437092718272"/><text:span text:style-name="T71">, </text:span>and <text:alphabetical-index-mark-start text:id="IMark98437097321744"/>Windows<text:alphabetical-index-mark-end text:id="IMark98437097321744"/>. Generally, <text:span text:style-name="T70">the application</text:span> <text:span text:style-name="T211">is </text:span>compatible with any operating system where <text:alphabetical-index-mark-start text:id="IMark98437193905520"/>Qt<text:alphabetical-index-mark-end text:id="IMark98437193905520"/>, <text:alphabetical-index-mark-start text:id="IMark98437117404544"/>SQLite<text:alphabetical-index-mark-end text:id="IMark98437117404544"/>, and <text:alphabetical-index-mark-start text:id="IMark98437067492208"/>YAZ<text:alphabetical-index-mark-end text:id="IMark98437067492208"/> are supported. <text:span text:style-name="T147">Please note that the YAZ library is totally optional. </text:span>The software has also been tested on a variety of architectures, including <text:alphabetical-index-mark-start text:id="IMark98437137549424"/><text:span text:style-name="T73">AMD</text:span><text:alphabetical-index-mark-end text:id="IMark98437137549424"/><text:span text:style-name="T73">, </text:span><text:alphabetical-index-mark-start text:id="IMark98437164800688"/>ARM<text:alphabetical-index-mark-end text:id="IMark98437164800688"/>, <text:alphabetical-index-mark-start text:id="IMark98437065289712"/>Alpha<text:alphabetical-index-mark-end text:id="IMark98437065289712"/>, <text:span text:style-name="T211">Apple Silicon, </text:span><text:alphabetical-index-mark-start text:id="IMark98437119481440"/><text:span text:style-name="T72">PowerPC</text:span><text:alphabetical-index-mark-end text:id="IMark98437119481440"/><text:span text:style-name="T72">, and </text:span><text:alphabetical-index-mark-start text:id="IMark98437147940624"/><text:span text:style-name="T72">Sun UltraSparc</text:span><text:alphabetical-index-mark-end text:id="IMark98437147940624"/><text:span text:style-name="T72">.</text:span></text:p>
      <text:p text:style-name="P89"/>
      <text:h text:style-name="P169" text:outline-level="1"><text:bookmark-start text:name="__RefHeading___Toc1774_205534156"/>PDF<text:bookmark-end text:name="__RefHeading___Toc1774_205534156"/></text:h>
      <text:p text:style-name="P232">BiblioteQ supports <text:alphabetical-index-mark-start text:id="IMark98437114554064"/>PDF<text:alphabetical-index-mark-end text:id="IMark98437114554064"/> content through the <text:alphabetical-index-mark-start text:id="IMark98437130387888"/>Poppler<text:alphabetical-index-mark-end text:id="IMark98437130387888"/> open source library. Browsing, printing, and searching <text:span text:style-name="T77">options are included</text:span>. <text:span text:style-name="T210">Poppler s</text:span><text:span text:style-name="T78">upport is optional. </text:span><text:span text:style-name="T210">Newer versions of Qt also include some PDF functions and BiblioteQ will provide PDF services through Qt if possible.</text:span></text:p>
      <text:p text:style-name="P232"/>
      <text:h text:style-name="P170" text:outline-level="1"><text:bookmark-start text:name="__RefHeading___Toc505_1495128750"/>PostgreSQL Accounts<text:bookmark-end text:name="__RefHeading___Toc505_1495128750"/></text:h>
      <text:p text:style-name="P22">BiblioteQ provides three <text:span text:style-name="T24">tiers</text:span> of <text:alphabetical-index-mark-start text:id="IMark98437147790832"/>PostgreSQL<text:alphabetical-index-mark-end text:id="IMark98437147790832"/> <text:span text:style-name="T23">database roles</text:span>: <text:alphabetical-index-mark-start text:id="IMark98437119484016"/>administrator<text:alphabetical-index-mark-end text:id="IMark98437119484016"/>, <text:alphabetical-index-mark-start text:id="IMark98437162964544"/>guest<text:alphabetical-index-mark-end text:id="IMark98437162964544"/>, and <text:alphabetical-index-mark-start text:id="IMark98437146259392"/>patron<text:alphabetical-index-mark-end text:id="IMark98437146259392"/>.</text:p>
      <text:p text:style-name="P25">Initially, the <text:alphabetical-index-mark-start text:id="IMark98437097321744"/>postgresql_create_schema.sql<text:alphabetical-index-mark-end text:id="IMark98437097321744"/> script may be used to create the administrator account <text:alphabetical-index-mark-start text:id="IMark98437092718272"/>xbook_admin<text:alphabetical-index-mark-end text:id="IMark98437092718272"/>.</text:p>
      <text:p text:style-name="P140">Guest roles are provided a rea<text:span text:style-name="T66">d</text:span>-only interface. Patron roles are gra<text:span text:style-name="T67">n</text:span>ted reservation permissions.</text:p>
      <text:p text:style-name="P141">PostgreSQL accounts may be modified via the <text:alphabetical-index-mark-start text:id="IMark98437147790832"/>Administrator Browser<text:alphabetical-index-mark-end text:id="IMark98437147790832"/>. <text:span text:style-name="T25">Please note that the Administrator Browser is only available within an administrator role.</text:span></text:p>
      <text:p text:style-name="P142">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23"><draw:frame draw:style-name="fr2" draw:name="Image9" text:anchor-type="paragraph" svg:width="6.9252in" svg:height="2.8043in" draw:z-index="7"><draw:image xlink:href="Pictures/10000001000003D8000003C1D1FC5829.png" xlink:type="simple" xlink:show="embed" xlink:actuate="onLoad" draw:mime-type="image/png"/></draw:frame>Additionally, there are four administrator levels: <text:alphabetical-index-mark-start text:id="IMark98437097321744"/>Administrator<text:alphabetical-index-mark-end text:id="IMark98437097321744"/>, <text:alphabetical-index-mark-start text:id="IMark98437117404544"/>Circulation<text:alphabetical-index-mark-end text:id="IMark98437117404544"/>, <text:alphabetical-index-mark-start text:id="IMark98437139394720"/>Librarian<text:alphabetical-index-mark-end text:id="IMark98437139394720"/>, and <text:alphabetical-index-mark-start text:id="IMark98437086968848"/>Membership<text:alphabetical-index-mark-end text:id="IMark98437086968848"/>. The abilities of each <text:span text:style-name="T26">level</text:span> is described next.</text:p>
      <text:p text:style-name="P23">Administrator <text:span text:style-name="T209">P</text:span>ermissions</text:p>
      <text:list text:style-name="L5">
        <text:list-item>
          <text:p text:style-name="P198"><text:alphabetical-index-mark-start text:id="IMark98437093136256"/>Item Creation<text:alphabetical-index-mark-end text:id="IMark98437093136256"/></text:p>
          <text:p text:style-name="P199">Ability to create books, etc.</text:p>
        </text:list-item>
        <text:list-item>
          <text:p text:style-name="P198"><text:alphabetical-index-mark-start text:id="IMark98437133709552"/>Item Deletion<text:alphabetical-index-mark-end text:id="IMark98437133709552"/></text:p>
          <text:p text:style-name="P199">Ability to remove books, etc.</text:p>
        </text:list-item>
        <text:list-item>
          <text:p text:style-name="P198"><text:alphabetical-index-mark-start text:id="IMark98437177482544"/>Item Reservations<text:alphabetical-index-mark-end text:id="IMark98437177482544"/></text:p>
          <text:p text:style-name="P199">Ability to reserve items.</text:p>
        </text:list-item>
        <text:list-item>
          <text:p text:style-name="P198"><text:soft-page-break/><text:alphabetical-index-mark-start text:id="IMark98437093136256"/>Item Returns<text:alphabetical-index-mark-end text:id="IMark98437093136256"/></text:p>
          <text:p text:style-name="P199">Ability to <text:span text:style-name="T27">process</text:span> returned items.</text:p>
        </text:list-item>
        <text:list-item>
          <text:p text:style-name="P198"><text:alphabetical-index-mark-start text:id="IMark98437133709552"/>Item Updates<text:alphabetical-index-mark-end text:id="IMark98437133709552"/></text:p>
          <text:p text:style-name="P199">Ability to modify books, etc.</text:p>
        </text:list-item>
        <text:list-item>
          <text:p text:style-name="P200"><text:alphabetical-index-mark-start text:id="IMark98437177482544"/>Member Creation<text:alphabetical-index-mark-end text:id="IMark98437177482544"/></text:p>
          <text:p text:style-name="P199">Ability to create administrators and patrons.</text:p>
        </text:list-item>
        <text:list-item>
          <text:p text:style-name="P200"><text:alphabetical-index-mark-start text:id="IMark98437093136256"/>Member Deletion<text:alphabetical-index-mark-end text:id="IMark98437093136256"/></text:p>
          <text:p text:style-name="P199">Ability to remove administrators and patrons.</text:p>
        </text:list-item>
        <text:list-item>
          <text:p text:style-name="P200"><text:alphabetical-index-mark-start text:id="IMark98437133709552"/>Member Updates<text:alphabetical-index-mark-end text:id="IMark98437133709552"/></text:p>
          <text:p text:style-name="P199">Ability to update information of patrons and permissions of administrators.</text:p>
        </text:list-item>
        <text:list-item>
          <text:p text:style-name="P200"><text:alphabetical-index-mark-start text:id="IMark98437177482544"/>Reservation Histories<text:alphabetical-index-mark-end text:id="IMark98437177482544"/></text:p>
          <text:p text:style-name="P199">Ability to read reservation histories of patrons.</text:p>
        </text:list-item>
      </text:list>
      <text:p text:style-name="P24">Circulation <text:span text:style-name="T207">P</text:span>ermissions</text:p>
      <text:list text:style-name="L6">
        <text:list-item>
          <text:p text:style-name="P201"><text:alphabetical-index-mark-start text:id="IMark98437093136256"/>Item Reservations<text:alphabetical-index-mark-end text:id="IMark98437093136256"/></text:p>
        </text:list-item>
        <text:list-item>
          <text:p text:style-name="P201"><text:alphabetical-index-mark-start text:id="IMark98437133709552"/>Item Returns<text:alphabetical-index-mark-end text:id="IMark98437133709552"/></text:p>
        </text:list-item>
        <text:list-item>
          <text:p text:style-name="P201">Reservation Histories</text:p>
        </text:list-item>
      </text:list>
      <text:p text:style-name="P24">Librarian <text:span text:style-name="T207">P</text:span>ermissions</text:p>
      <text:list text:style-name="L7">
        <text:list-item>
          <text:p text:style-name="P202"><text:alphabetical-index-mark-start text:id="IMark98437147675936"/>Item Creation<text:alphabetical-index-mark-end text:id="IMark98437147675936"/></text:p>
        </text:list-item>
        <text:list-item>
          <text:p text:style-name="P202"><text:alphabetical-index-mark-start text:id="IMark98437177482544"/>Item Deletion<text:alphabetical-index-mark-end text:id="IMark98437177482544"/></text:p>
        </text:list-item>
        <text:list-item>
          <text:p text:style-name="P202"><text:alphabetical-index-mark-start text:id="IMark98437130450688"/>Item Updates<text:alphabetical-index-mark-end text:id="IMark98437130450688"/></text:p>
        </text:list-item>
      </text:list>
      <text:p text:style-name="P24">Membership <text:span text:style-name="T207">P</text:span>ermissions</text:p>
      <text:list text:style-name="L8">
        <text:list-item>
          <text:p text:style-name="P203"><text:alphabetical-index-mark-start text:id="IMark98437133709552"/>Member Creation<text:alphabetical-index-mark-end text:id="IMark98437133709552"/></text:p>
        </text:list-item>
        <text:list-item>
          <text:p text:style-name="P203"><text:alphabetical-index-mark-start text:id="IMark98437147675936"/>Member Deletion<text:alphabetical-index-mark-end text:id="IMark98437147675936"/></text:p>
        </text:list-item>
        <text:list-item>
          <text:p text:style-name="P203"><text:alphabetical-index-mark-start text:id="IMark98437093136256"/>Member Updates<text:alphabetical-index-mark-end text:id="IMark98437093136256"/></text:p>
        </text:list-item>
      </text:list>
      <text:p text:style-name="P3"/>
      <text:h text:style-name="P171" text:outline-level="1"><text:bookmark-start text:name="__RefHeading___Toc2714_3991642868"/>PostgreSQL Benefits<text:bookmark-end text:name="__RefHeading___Toc2714_3991642868"/></text:h>
      <text:p text:style-name="P111">PostgreSQL is an open-source relational database management system. <text:span text:style-name="T139">Some of the benefits of PostgreSQL include </text:span><text:span text:style-name="T206">the following.</text:span></text:p>
      <text:list text:style-name="L9">
        <text:list-item>
          <text:p text:style-name="P205">High <text:span text:style-name="T206">S</text:span>tandards <text:span text:style-name="T206">C</text:span>ompliance</text:p>
        </text:list-item>
        <text:list-item>
          <text:p text:style-name="P204"><text:span text:style-name="T152">Indices</text:span></text:p>
        </text:list-item>
        <text:list-item>
          <text:p text:style-name="P206">Networking</text:p>
        </text:list-item>
        <text:list-item>
          <text:p text:style-name="P207">Notifications.</text:p>
        </text:list-item>
        <text:list-item>
          <text:p text:style-name="P207">Procedural <text:span text:style-name="T206">L</text:span>anguages</text:p>
        </text:list-item>
        <text:list-item>
          <text:p text:style-name="P208">Replication</text:p>
        </text:list-item>
        <text:list-item>
          <text:p text:style-name="P207">Rich <text:span text:style-name="T206">D</text:span>ata <text:span text:style-name="T206">T</text:span>ypes</text:p>
        </text:list-item>
        <text:list-item>
          <text:p text:style-name="P208">Roles</text:p>
        </text:list-item>
        <text:list-item>
          <text:p text:style-name="P207">Schema <text:span text:style-name="T206">S</text:span>upport</text:p>
        </text:list-item>
        <text:list-item>
          <text:p text:style-name="P207">Transactions</text:p>
        </text:list-item>
        <text:list-item>
          <text:p text:style-name="P207">Triggers</text:p>
        </text:list-item>
        <text:list-item>
          <text:p text:style-name="P207">User-defined <text:span text:style-name="T206">T</text:span>ypes</text:p>
        </text:list-item>
      </text:list>
      <text:p text:style-name="P112"/>
      <text:h text:style-name="P172" text:outline-level="1"><text:bookmark-start text:name="__RefHeading___Toc2401_2018030115"/>PostgreSQL unaccent()<text:bookmark-end text:name="__RefHeading___Toc2401_2018030115"/></text:h>
      <text:p text:style-name="P99"><text:span text:style-name="T114">BiblioteQ supports PostgreSQL's unaccent() extension. </text:span>Documentation describing the <text:alphabetical-index-mark-start text:id="IMark98437177482544"/>unaccent() <text:alphabetical-index-mark-end text:id="IMark98437177482544"/>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100">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100"/>
      <text:h text:style-name="P173" text:outline-level="1"><text:bookmark-start text:name="__RefHeading___Toc687_979507714"/><text:span text:style-name="T40">Preparing</text:span> biblioteq.conf<text:bookmark-end text:name="__RefHeading___Toc687_979507714"/></text:h>
      <text:p text:style-name="P26">The <text:alphabetical-index-mark-start text:id="IMark98437133709552"/>biblioteq.conf<text:alphabetical-index-mark-end text:id="IMark98437133709552"/> file contains non-user settings. <text:span text:style-name="T28">The location of the file varies with distribution. This page will describe the various properties which may be defined in the biblioteq.conf file.</text:span></text:p>
      <text:p text:style-name="P49"><text:alphabetical-index-mark-start text:id="IMark98437130450688"/>[Amazon <text:span text:style-name="T116">Back</text:span> Cover Images]<text:alphabetical-index-mark-end text:id="IMark98437130450688"/></text:p>
      <text:p text:style-name="P51">Describes required settings for retrieving book <text:span text:style-name="T116">back-</text:span>cover images from amazon.com.</text:p>
      <text:p text:style-name="P27"><text:alphabetical-index-mark-start text:id="IMark98437093136256"/>host<text:alphabetical-index-mark-end text:id="IMark98437093136256"/></text:p>
      <text:p text:style-name="P27">Host name of the Amazon image server.</text:p>
      <text:p text:style-name="P27"><text:alphabetical-index-mark-start text:id="IMark98437147675936"/>path<text:alphabetical-index-mark-end text:id="IMark98437147675936"/></text:p>
      <text:p text:style-name="P27">Path of the image file. <text:span text:style-name="T29">BiblioteQ substitutes the respective ISBN in the percent sign. Please note that </text:span><text:alphabetical-index-mark-start text:id="IMark98437133709552"/><text:span text:style-name="T29">ASINs</text:span><text:alphabetical-index-mark-end text:id="IMark98437133709552"/><text:span text:style-name="T29"> may also work.</text:span></text:p>
      <text:p text:style-name="P37">The optional properties <text:alphabetical-index-mark-start text:id="IMark98437177482544"/>proxy_host<text:alphabetical-index-mark-end text:id="IMark98437177482544"/>, <text:alphabetical-index-mark-start text:id="IMark98437116030800"/>proxy_password<text:alphabetical-index-mark-end text:id="IMark98437116030800"/>, <text:alphabetical-index-mark-start text:id="IMark98437128917392"/>proxy_port<text:alphabetical-index-mark-end text:id="IMark98437128917392"/>, <text:alphabetical-index-mark-start text:id="IMark98437122271936"/>proxy_type<text:alphabetical-index-mark-end text:id="IMark98437122271936"/>, and <text:alphabetical-index-mark-start text:id="IMark98437147790832"/>proxy_username<text:alphabetical-index-mark-end text:id="IMark98437147790832"/> are also supported. <text:span text:style-name="T32">The proxy_type property supports values of </text:span><text:alphabetical-index-mark-start text:id="IMark98437130387888"/><text:span text:style-name="T32">HTTP</text:span><text:alphabetical-index-mark-end text:id="IMark98437130387888"/><text:span text:style-name="T32">, </text:span><text:alphabetical-index-mark-start text:id="IMark98437146259392"/><text:span text:style-name="T32">None</text:span><text:alphabetical-index-mark-end text:id="IMark98437146259392"/><text:span text:style-name="T32">, </text:span><text:alphabetical-index-mark-start text:id="IMark98437097321744"/><text:span text:style-name="T32">Socks5</text:span><text:alphabetical-index-mark-end text:id="IMark98437097321744"/><text:span text:style-name="T32">, and </text:span><text:alphabetical-index-mark-start text:id="IMark98437117404544"/><text:span text:style-name="T32">System</text:span><text:alphabetical-index-mark-end text:id="IMark98437117404544"/><text:span text:style-name="T32">.</text:span></text:p>
      <text:p text:style-name="P50"><text:alphabetical-index-mark-start text:id="IMark98437093136256"/>[Amazon <text:span text:style-name="T116">Front </text:span>Cover Images]<text:alphabetical-index-mark-end text:id="IMark98437093136256"/></text:p>
      <text:p text:style-name="P118">Please read previous section.</text:p>
      <text:p text:style-name="P29"><text:alphabetical-index-mark-start text:id="IMark98437130450688"/>[Branch-1]<text:alphabetical-index-mark-end text:id="IMark98437130450688"/></text:p>
      <text:p text:style-name="P29">The first database branch.</text:p>
      <text:p text:style-name="P32"><text:alphabetical-index-mark-start text:id="IMark98437128917392"/>connection_options<text:alphabetical-index-mark-end text:id="IMark98437128917392"/></text:p>
      <text:p text:style-name="P33">PostgreSQL-specific connection options. <text:span text:style-name="T30">An example is </text:span><text:span text:style-name="T18">connect_timeout=10;sslmode=verify-full</text:span><text:span text:style-name="T30">.</text:span></text:p>
      <text:p text:style-name="P30"><text:alphabetical-index-mark-start text:id="IMark98437177482544"/>database_name<text:alphabetical-index-mark-end text:id="IMark98437177482544"/></text:p>
      <text:p text:style-name="P30">The name of the database as it will appear in the <text:alphabetical-index-mark-start text:id="IMark98437116030800"/>Branch Selection<text:alphabetical-index-mark-end text:id="IMark98437116030800"/> dialog.</text:p>
      <text:p text:style-name="P30"><text:alphabetical-index-mark-start text:id="IMark98437093136256"/>database_type<text:alphabetical-index-mark-end text:id="IMark98437093136256"/></text:p>
      <text:p text:style-name="P30">The database’s type. Must be set to <text:alphabetical-index-mark-start text:id="IMark98437128917392"/>postgresql<text:alphabetical-index-mark-end text:id="IMark98437128917392"/> or <text:alphabetical-index-mark-start text:id="IMark98437139394720"/>sqlite<text:alphabetical-index-mark-end text:id="IMark98437139394720"/>.</text:p>
      <text:p text:style-name="P31"><text:alphabetical-index-mark-start text:id="IMark98437177482544"/>hostname<text:alphabetical-index-mark-end text:id="IMark98437177482544"/></text:p>
      <text:p text:style-name="P31">The host name <text:span text:style-name="T31">of the PostgreSQL database server</text:span>. Both IP addresses and fully-qualified domain names may be assigned.</text:p>
      <text:p text:style-name="P32"><text:alphabetical-index-mark-start text:id="IMark98437128917392"/>port<text:alphabetical-index-mark-end text:id="IMark98437128917392"/></text:p>
      <text:p text:style-name="P32">The port value of the PostgreSQL database server.</text:p>
      <text:p text:style-name="P32"><text:soft-page-break/><text:alphabetical-index-mark-start text:id="IMark98437116030800"/>ssl_enabled<text:alphabetical-index-mark-end text:id="IMark98437116030800"/></text:p>
      <text:p text:style-name="P32">If false, SSL/TLS communications are disabled.</text:p>
      <text:p text:style-name="P34"><text:alphabetical-index-mark-start text:id="IMark98437139394720"/>[Open Library]<text:alphabetical-index-mark-end text:id="IMark98437139394720"/></text:p>
      <text:p text:style-name="P106">Describes required settings for retrieving book information from openlibrary.org</text:p>
      <text:p text:style-name="P106"><text:alphabetical-index-mark-start text:id="IMark98437093136256"/>url_isbn<text:alphabetical-index-mark-end text:id="IMark98437093136256"/></text:p>
      <text:p text:style-name="P106">URL of book. BiblioteQ substitutes the respective ISBNs.</text:p>
      <text:p text:style-name="P32"><text:alphabetical-index-mark-start text:id="IMark98437177482544"/>[Open Library Cover Images]<text:alphabetical-index-mark-end text:id="IMark98437177482544"/></text:p>
      <text:p text:style-name="P52">Describes required settings for retrieving book cover images from <text:span text:style-name="T116">covers.openlibrary.org.</text:span></text:p>
      <text:p text:style-name="P32"><text:alphabetical-index-mark-start text:id="IMark98437128917392"/>back_url<text:alphabetical-index-mark-end text:id="IMark98437128917392"/></text:p>
      <text:p text:style-name="P28"><text:span text:style-name="T117">URL</text:span> of the <text:span text:style-name="T117">back-cover </text:span>image file. <text:span text:style-name="T29">BiblioteQ substitutes the respective ISBN in the $value field.</text:span></text:p>
      <text:p text:style-name="P32"><text:alphabetical-index-mark-start text:id="IMark98437116030800"/>front_url<text:alphabetical-index-mark-end text:id="IMark98437116030800"/></text:p>
      <text:p text:style-name="P28"><text:span text:style-name="T117">URL</text:span> of the <text:span text:style-name="T117">front-cover</text:span> image file. <text:span text:style-name="T29">BiblioteQ substitutes the respective ISBN in the $value field.</text:span></text:p>
      <text:p text:style-name="P40"><text:alphabetical-index-mark-start text:id="IMark98437139394720"/>[SRU-1]<text:alphabetical-index-mark-end text:id="IMark98437139394720"/></text:p>
      <text:p text:style-name="P41">Describes the first SRU site.</text:p>
      <text:p text:style-name="P42"><text:alphabetical-index-mark-start text:id="IMark98437093136256"/>name<text:alphabetical-index-mark-end text:id="IMark98437093136256"/></text:p>
      <text:p text:style-name="P42">Name of the site as it will appear in the application.</text:p>
      <text:p text:style-name="P42"><text:alphabetical-index-mark-start text:id="IMark98437177482544"/>url_isbn<text:alphabetical-index-mark-end text:id="IMark98437177482544"/></text:p>
      <text:p text:style-name="P42">Complete URL of the site <text:span text:style-name="T33">for retrieving data via ISBNs</text:span>. The tokens %1 and %2 are replaced by the ISBN-10 and ISBN-13 fields.</text:p>
      <text:p text:style-name="P42"><text:alphabetical-index-mark-start text:id="IMark98437128917392"/>url_issn<text:alphabetical-index-mark-end text:id="IMark98437128917392"/></text:p>
      <text:p text:style-name="P43">Complete URL of the site for retrieving data via ISSNs. The token %1 is replaced by the ISSN field.</text:p>
      <text:p text:style-name="P38">The optional properties <text:alphabetical-index-mark-start text:id="IMark98437116030800"/>proxy_host<text:alphabetical-index-mark-end text:id="IMark98437116030800"/>, <text:alphabetical-index-mark-start text:id="IMark98437130450688"/>proxy_password<text:alphabetical-index-mark-end text:id="IMark98437130450688"/>, <text:alphabetical-index-mark-start text:id="IMark98437067856528"/>proxy_port<text:alphabetical-index-mark-end text:id="IMark98437067856528"/>, <text:alphabetical-index-mark-start text:id="IMark98437117404544"/>proxy_type<text:alphabetical-index-mark-end text:id="IMark98437117404544"/>, and <text:alphabetical-index-mark-start text:id="IMark98437114553664"/>proxy_username<text:alphabetical-index-mark-end text:id="IMark98437114553664"/> are also supported. <text:span text:style-name="T32">The proxy_type property supports values of </text:span><text:alphabetical-index-mark-start text:id="IMark98437136819536"/><text:span text:style-name="T32">HTTP</text:span><text:alphabetical-index-mark-end text:id="IMark98437136819536"/><text:span text:style-name="T32">, </text:span><text:alphabetical-index-mark-start text:id="IMark98437173731360"/><text:span text:style-name="T32">None</text:span><text:alphabetical-index-mark-end text:id="IMark98437173731360"/><text:span text:style-name="T32">, </text:span><text:alphabetical-index-mark-start text:id="IMark98437147790832"/><text:span text:style-name="T32">Socks5</text:span><text:alphabetical-index-mark-end text:id="IMark98437147790832"/><text:span text:style-name="T32">, and </text:span><text:alphabetical-index-mark-start text:id="IMark98437133709552"/><text:span text:style-name="T32">System</text:span><text:alphabetical-index-mark-end text:id="IMark98437133709552"/><text:span text:style-name="T32">.</text:span></text:p>
      <text:p text:style-name="P44"><text:alphabetical-index-mark-start text:id="IMark98437139394720"/>[Z39.50-1]<text:alphabetical-index-mark-end text:id="IMark98437139394720"/></text:p>
      <text:p text:style-name="P45">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6"><text:alphabetical-index-mark-start text:id="IMark98437093136256"/>database_name<text:alphabetical-index-mark-end text:id="IMark98437093136256"/></text:p>
      <text:p text:style-name="P46">The remote database name.</text:p>
      <text:p text:style-name="P47"><text:soft-page-break/><text:alphabetical-index-mark-start text:id="IMark98437130450688"/>format<text:alphabetical-index-mark-end text:id="IMark98437130450688"/></text:p>
      <text:p text:style-name="P47">Render format. An example: <text:span text:style-name="T17">marc8,utf-8</text:span>.</text:p>
      <text:p text:style-name="P46"><text:alphabetical-index-mark-start text:id="IMark98437116030800"/>name<text:alphabetical-index-mark-end text:id="IMark98437116030800"/></text:p>
      <text:p text:style-name="P46">Name of the site as it will appear in the application.</text:p>
      <text:p text:style-name="P120"><text:alphabetical-index-mark-start text:id="IMark98437067856528"/>password<text:alphabetical-index-mark-end text:id="IMark98437067856528"/></text:p>
      <text:p text:style-name="P120">Account password. Optional.</text:p>
      <text:p text:style-name="P46"><text:alphabetical-index-mark-start text:id="IMark98437139394720"/>port<text:alphabetical-index-mark-end text:id="IMark98437139394720"/></text:p>
      <text:p text:style-name="P46">The remote database’s port number.</text:p>
      <text:p text:style-name="P48"><text:alphabetical-index-mark-start text:id="IMark98437093136256"/>record_syntax<text:alphabetical-index-mark-end text:id="IMark98437093136256"/></text:p>
      <text:p text:style-name="P48">Preferred record syntax. Example: <text:span text:style-name="T17">MARC21</text:span>.</text:p>
      <text:p text:style-name="P39">The optional properties <text:alphabetical-index-mark-start text:id="IMark98437130450688"/><text:span text:style-name="T35">password</text:span><text:alphabetical-index-mark-end text:id="IMark98437130450688"/><text:span text:style-name="T35">, </text:span><text:alphabetical-index-mark-start text:id="IMark98437147675936"/><text:span text:style-name="T35">proxy_host</text:span><text:alphabetical-index-mark-end text:id="IMark98437147675936"/>, <text:alphabetical-index-mark-start text:id="IMark98437162964544"/><text:span text:style-name="T35">proxy_port</text:span><text:alphabetical-index-mark-end text:id="IMark98437162964544"/>, <text:span text:style-name="T35">and </text:span><text:alphabetical-index-mark-start text:id="IMark98437114553664"/><text:span text:style-name="T35">username</text:span><text:alphabetical-index-mark-end text:id="IMark98437114553664"/> are also supported.</text:p>
      <text:p text:style-name="P119"><text:alphabetical-index-mark-start text:id="IMark98437173731360"/>timeout<text:alphabetical-index-mark-end text:id="IMark98437173731360"/></text:p>
      <text:p text:style-name="P120">Maximum number of seconds for the query to complete.</text:p>
      <text:p text:style-name="P120"><text:alphabetical-index-mark-start text:id="IMark98437147790832"/>username<text:alphabetical-index-mark-end text:id="IMark98437147790832"/></text:p>
      <text:p text:style-name="P120">Account username. Optional.</text:p>
      <text:p text:style-name="P121"><text:alphabetical-index-mark-start text:id="IMark98437130450688"/>yaz_<text:alphabetical-index-mark-end text:id="IMark98437130450688"/></text:p>
      <text:p text:style-name="P121">Configure YAZ options. The option (yaz_option minus yaz_) must be supported by the YAZ library. For example, yaz_charset and yaz_databaseName are suitable options.</text:p>
      <text:p text:style-name="P121"/>
      <text:h text:style-name="P174" text:outline-level="1"><text:bookmark-start text:name="__RefHeading___Toc1852_1012006322"/>Requesting an Item<text:bookmark-end text:name="__RefHeading___Toc1852_1012006322"/></text:h>
      <text:p text:style-name="P92"><text:alphabetical-index-mark-start text:id="IMark98437122271936"/>PostgreSQL<text:alphabetical-index-mark-end text:id="IMark98437122271936"/> <text:alphabetical-index-mark-start text:id="IMark98437136819536"/>patrons<text:alphabetical-index-mark-end text:id="IMark98437136819536"/> may request one or mor<text:span text:style-name="T85">e </text:span><text:alphabetical-index-mark-start text:id="IMark98437117404544"/><text:span text:style-name="T85">books</text:span><text:alphabetical-index-mark-end text:id="IMark98437117404544"/><text:span text:style-name="T85">, </text:span><text:alphabetical-index-mark-start text:id="IMark98437146259392"/><text:span text:style-name="T85">compact discs</text:span><text:alphabetical-index-mark-end text:id="IMark98437146259392"/><text:span text:style-name="T85">, </text:span><text:alphabetical-index-mark-start text:id="IMark98437162964544"/><text:span text:style-name="T85">digital video discs</text:span><text:alphabetical-index-mark-end text:id="IMark98437162964544"/><text:span text:style-name="T85">, </text:span><text:alphabetical-index-mark-start text:id="IMark98437147675936"/><text:span text:style-name="T144">grey literature</text:span><text:alphabetical-index-mark-end text:id="IMark98437147675936"/><text:span text:style-name="T144">, </text:span><text:alphabetical-index-mark-start text:id="IMark98437116030800"/><text:span text:style-name="T85">journals</text:span><text:alphabetical-index-mark-end text:id="IMark98437116030800"/><text:span text:style-name="T85">, </text:span><text:alphabetical-index-mark-start text:id="IMark98437067856528"/><text:span text:style-name="T85">magazines</text:span><text:alphabetical-index-mark-end text:id="IMark98437067856528"/><text:span text:style-name="T85">, and </text:span><text:alphabetical-index-mark-start text:id="IMark98437132817232"/><text:span text:style-name="T85">video games</text:span><text:alphabetical-index-mark-end text:id="IMark98437132817232"/><text:span text:style-name="T85">. After selecting an item, please press the green </text:span><text:alphabetical-index-mark-start text:id="IMark98437139394720"/><text:span text:style-name="T85">Telephone</text:span><text:alphabetical-index-mark-end text:id="IMark98437139394720"/><text:span text:style-name="T85"> tool button. To cancel a request, please set the </text:span><text:alphabetical-index-mark-start text:id="IMark98437177482544"/><text:span text:style-name="T85">Category</text:span><text:alphabetical-index-mark-end text:id="IMark98437177482544"/><text:span text:style-name="T85"> to </text:span><text:alphabetical-index-mark-start text:id="IMark98437067492272"/><text:span text:style-name="T85">All Requested</text:span><text:alphabetical-index-mark-end text:id="IMark98437067492272"/><text:span text:style-name="T85">, select the desired item, and press the red Telephone tool button. A confirmation dialog is displayed and if accepted, the selected request is canceled.</text:span></text:p>
      <text:p text:style-name="P92"/>
      <text:h text:style-name="P175" text:outline-level="1"><text:bookmark-start text:name="__RefHeading___Toc2048_824278855"/>Reserving an Item<text:bookmark-end text:name="__RefHeading___Toc2048_824278855"/></text:h>
      <text:p text:style-name="P230">For <text:alphabetical-index-mark-start text:id="IMark98437122271936"/><text:span text:style-name="T92">PostgreSQL</text:span><text:alphabetical-index-mark-end text:id="IMark98437122271936"/><text:span text:style-name="T92"> databases</text:span>, items may be reserved by <text:alphabetical-index-mark-start text:id="IMark98437173731360"/>administrator<text:alphabetical-index-mark-end text:id="IMark98437173731360"/> and <text:alphabetical-index-mark-start text:id="IMark98437133709552"/>circulation<text:alphabetical-index-mark-end text:id="IMark98437133709552"/> accounts. Owners of SQLite database<text:span text:style-name="T96">s</text:span> may reserve items. <text:alphabetical-index-mark-start text:id="IMark98437147675936"/>B<text:span text:style-name="T85">ooks</text:span><text:alphabetical-index-mark-end text:id="IMark98437147675936"/><text:span text:style-name="T85">, </text:span><text:alphabetical-index-mark-start text:id="IMark98437114553664"/><text:span text:style-name="T85">compact discs</text:span><text:alphabetical-index-mark-end text:id="IMark98437114553664"/><text:span text:style-name="T85">, </text:span><text:alphabetical-index-mark-start text:id="IMark98437139394720"/><text:span text:style-name="T85">digital video discs</text:span><text:alphabetical-index-mark-end text:id="IMark98437139394720"/><text:span text:style-name="T85">, </text:span><text:alphabetical-index-mark-start text:id="IMark98437128917392"/><text:span text:style-name="T142">grey literature</text:span><text:alphabetical-index-mark-end text:id="IMark98437128917392"/><text:span text:style-name="T142">, </text:span><text:alphabetical-index-mark-start text:id="IMark98437093136256"/><text:span text:style-name="T85">journals</text:span><text:alphabetical-index-mark-end text:id="IMark98437093136256"/><text:span text:style-name="T85">, </text:span><text:alphabetical-index-mark-start text:id="IMark98437132817232"/><text:span text:style-name="T85">magazines</text:span><text:alphabetical-index-mark-end text:id="IMark98437132817232"/><text:span text:style-name="T85">, and </text:span><text:alphabetical-index-mark-start text:id="IMark98437067856528"/><text:span text:style-name="T85">video games</text:span><text:alphabetical-index-mark-end text:id="IMark98437067856528"/><text:span text:style-name="T85"> </text:span>may be reserved. To reserve an item, select it <text:span text:style-name="T93">in the main window </text:span>and press the <text:alphabetical-index-mark-start text:id="IMark98437116030800"/>Reserve Selected Item<text:alphabetical-index-mark-end text:id="IMark98437116030800"/> tool button. If the item is available for reservation, the <text:alphabetical-index-mark-start text:id="IMark98437115262272"/>Members Browser<text:alphabetical-index-mark-end text:id="IMark98437115262272"/> will be displayed. Select the desired patron in the Members Browser and press the Reserve Selected Item tool button in the Members Browser. <text:s/>The <text:alphabetical-index-mark-start text:id="IMark98437164358336"/>Copy Browser<text:alphabetical-index-mark-end text:id="IMark98437164358336"/> dialog is displayed. Specify the <text:alphabetical-index-mark-start text:id="IMark98437148071168"/>Due Date<text:alphabetical-index-mark-end text:id="IMark98437148071168"/> <text:span text:style-name="T91">and select the desired copy. Finalize the reservation process by clicking the </text:span><text:alphabetical-index-mark-start text:id="IMark98437138567664"/><text:span text:style-name="T91">Reserve</text:span><text:alphabetical-index-mark-end text:id="IMark98437138567664"/><text:span text:style-name="T91"> button.</text:span></text:p>
      <text:p text:style-name="P231">Items may also be reserved via the Batch Activities Browser.</text:p>
      <text:p text:style-name="P94">Please note that the default Due Date may be modified via the <text:alphabetical-index-mark-start text:id="IMark98437122271936"/>Database Enumerations Browser<text:alphabetical-index-mark-end text:id="IMark98437122271936"/>.</text:p>
      <text:p text:style-name="P101"/>
      <text:h text:style-name="P176" text:outline-level="1"><text:bookmark-start text:name="__RefHeading___Toc2050_824278855"/>Returning an Item<text:bookmark-end text:name="__RefHeading___Toc2050_824278855"/></text:h>
      <text:p text:style-name="P93">For <text:alphabetical-index-mark-start text:id="IMark98437173731360"/><text:span text:style-name="T92">PostgreSQL</text:span><text:alphabetical-index-mark-end text:id="IMark98437173731360"/><text:span text:style-name="T92"> databases</text:span>, <text:span text:style-name="T94">reserved </text:span>items may be <text:span text:style-name="T94">returned </text:span>by <text:alphabetical-index-mark-start text:id="IMark98437162964544"/>administrator<text:alphabetical-index-mark-end text:id="IMark98437162964544"/> and <text:alphabetical-index-mark-start text:id="IMark98437136819536"/>circulation<text:alphabetical-index-mark-end text:id="IMark98437136819536"/>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8437067492272"/><text:span text:style-name="T95">All Reserved</text:span><text:alphabetical-index-mark-end text:id="IMark98437067492272"/><text:span text:style-name="T95"> category of the </text:span><text:alphabetical-index-mark-start text:id="IMark98437132817232"/><text:span text:style-name="T95">View</text:span><text:alphabetical-index-mark-end text:id="IMark98437132817232"/><text:span text:style-name="T95"> menu. An item may be returned via its details window. Open the selected item’s details and click the </text:span><text:alphabetical-index-mark-start text:id="IMark98437130450688"/><text:span text:style-name="T95">Reservation Status</text:span><text:alphabetical-index-mark-end text:id="IMark98437130450688"/><text:span text:style-name="T95"> button. The </text:span><text:alphabetical-index-mark-start text:id="IMark98437093136256"/><text:span text:style-name="T95">Item Reservation Status</text:span><text:alphabetical-index-mark-end text:id="IMark98437093136256"/><text:span text:style-name="T95"> dialog is displayed. Select the copy which is about to be returned and click the Return button. Confirm the process.</text:span></text:p>
      <text:p text:style-name="P122">Selected items may also be returned via the All Reserved category <text:span text:style-name="T205">and the Batch Activities Browser.</text:span></text:p>
      <text:p text:style-name="P122"/>
      <text:h text:style-name="P177" text:outline-level="1"><text:bookmark-start text:name="__RefHeading___Toc2479_3383179068"/>SQL Injections<text:bookmark-end text:name="__RefHeading___Toc2479_3383179068"/></text:h>
      <text:p text:style-name="P102">Most BiblioteQ queries are parameterized. Prepared <text:span text:style-name="T121">SQL </text:span>statements are resilient against SQL injections. Please note that some fixed fields (for instance, Locations) are embedded in the statements.</text:p>
      <text:p text:style-name="P102"/>
      <text:h text:style-name="P178" text:outline-level="1"><text:bookmark-start text:name="__RefHeading___Toc2216_278443408"/>SRU &amp; Z39.50<text:bookmark-end text:name="__RefHeading___Toc2216_278443408"/></text:h>
      <text:p text:style-name="P97">BiblioteQ supports both the <text:alphabetical-index-mark-start text:id="IMark98437147790832"/>SRU<text:alphabetical-index-mark-end text:id="IMark98437147790832"/> and <text:alphabetical-index-mark-start text:id="IMark98437177482544"/>Z39.50<text:alphabetical-index-mark-end text:id="IMark98437177482544"/> Internet search queries <text:span text:style-name="T99">for </text:span><text:alphabetical-index-mark-start text:id="IMark98437139394720"/><text:span text:style-name="T99">books</text:span><text:alphabetical-index-mark-end text:id="IMark98437139394720"/><text:span text:style-name="T99">, </text:span><text:alphabetical-index-mark-start text:id="IMark98437067856528"/><text:span text:style-name="T99">journals</text:span><text:alphabetical-index-mark-end text:id="IMark98437067856528"/><text:span text:style-name="T99">, and </text:span><text:alphabetical-index-mark-start text:id="IMark98437132817232"/><text:span text:style-name="T99">magazines</text:span><text:alphabetical-index-mark-end text:id="IMark98437132817232"/><text:span text:style-name="T99">. Sites may be defined within the </text:span><text:alphabetical-index-mark-start text:id="IMark98437067492272"/><text:span text:style-name="T99">biblioteq.conf</text:span><text:alphabetical-index-mark-end text:id="IMark98437067492272"/><text:span text:style-name="T99"> file.</text:span></text:p>
      <text:p text:style-name="P97"/>
      <text:h text:style-name="P177" text:outline-level="1"><text:bookmark-start text:name="__RefHeading___Toc2479_33831790681"/>S<text:span text:style-name="T166">pecial Data</text:span><text:bookmark-end text:name="__RefHeading___Toc2479_33831790681"/></text:h>
      <text:p text:style-name="P125">Dates are recorded in MM/dd/yyyy format.</text:p>
      <text:p text:style-name="P124">ISBNs are recorded without hyphens.</text:p>
      <text:p text:style-name="P126"/>
      <text:h text:style-name="P179" text:outline-level="1"><text:bookmark-start text:name="__RefHeading___Toc1119_9608579231"/>T<text:span text:style-name="T167">erminal Options</text:span><text:bookmark-end text:name="__RefHeading___Toc1119_9608579231"/></text:h>
      <text:p text:style-name="P127">--<text:span text:style-name="T192">help</text:span></text:p>
      <text:p text:style-name="P139">Display terminal options.</text:p>
      <text:p text:style-name="P127">--open-postgresql-database &lt;name-of-database&gt;</text:p>
      <text:p text:style-name="P127">Connect to the specified PostgreSQL database. <text:span text:style-name="T169">The connection is established via the guest account.</text:span></text:p>
      <text:p text:style-name="P4">--<text:span text:style-name="T168">open-sqlite-database &lt;absolute-path-of-database-file&gt;</text:span></text:p>
      <text:p text:style-name="P128">Open the specified SQLite database file.</text:p>
      <text:p text:style-name="P128">--<text:span text:style-name="T180">open-sqlite-database-index &lt;index&gt;</text:span></text:p>
      <text:p text:style-name="P137">Open the SQLite database at the specified index.</text:p>
      <text:p text:style-name="P137">--<text:span text:style-name="T189">prepare-</text:span><text:span text:style-name="T190">csv-</text:span><text:span text:style-name="T189">import-file &lt;absolute-path-of-csv-file&gt;</text:span></text:p>
      <text:p text:style-name="P138">Populates the CSV File widget of the CSV Import Browser with the specified <text:span text:style-name="T191">file name</text:span>. The file should exist.</text:p>
      <text:p text:style-name="P128">--<text:span text:style-name="T175">special-executable &lt;</text:span><text:span text:style-name="T177">absolute-path-of-executable&gt;</text:span></text:p>
      <text:p text:style-name="P129">The argument provided to special-executable will appear in Tools → External Applications. The environment variable BIBLIOTEQ_DATABASE_NAME is available to the new process. Multiple <text:span text:style-name="T176">special-executable </text:span>instances are allowed. <text:span text:style-name="T177">Please note that BiblioteQ does not validate the paths of the applications.</text:span></text:p>
      <text:p text:style-name="P129">--<text:span text:style-name="T178">special-executable-icon &lt;absolute-path-of-icon&gt;</text:span></text:p>
      <text:p text:style-name="P132">Set the action icon of the application specified via --special-executable. <text:span text:style-name="T177">Please note that BiblioteQ does not validate the paths of the </text:span>icons.</text:p>
      <text:p text:style-name="P132">Example: BiblioteQ --special-executable /<text:span text:style-name="T20">opt/dooble/Dooble –special-executable-icon /opt/dooble/Dooble.png.</text:span></text:p>
      <text:p text:style-name="P130"/>
      <text:h text:style-name="P180" text:outline-level="1"><text:bookmark-start text:name="__RefHeading___Toc1119_960857923"/>Translations<text:bookmark-end text:name="__RefHeading___Toc1119_960857923"/></text:h>
      <text:p text:style-name="P229"><text:alphabetical-index-mark-start text:id="IMark98437117404544"/>Translations<text:alphabetical-index-mark-end text:id="IMark98437117404544"/> are incomplete. <text:span text:style-name="T2">Translating BiblioteQ </text:span><text:span text:style-name="T127">text </text:span><text:span text:style-name="T2">is simple. Please download and install </text:span><text:alphabetical-index-mark-start text:id="IMark98437173731360"/><text:span text:style-name="T2">Qt</text:span><text:alphabetical-index-mark-end text:id="IMark98437173731360"/><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8437116030800"/><text:span text:style-name="T2">Linguist</text:span><text:alphabetical-index-mark-end text:id="IMark98437116030800"/><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8">Literal text, for example text housed <text:span text:style-name="T128">in</text:span> a combination-box widget, will be recorded to a database in its translated form. In general, BiblioteQ does not translate database entries.</text:p>
      <text:p text:style-name="P107"/>
      <text:h text:style-name="P181" text:outline-level="1"><text:bookmark-start text:name="__RefHeading___Toc1570_1648101563"/>Upgrading a PostgreSQL Database Schema<text:bookmark-end text:name="__RefHeading___Toc1570_1648101563"/></text:h>
      <text:p text:style-name="P87">Some software releases require database schema changes. Please read the version-specific section of the <text:alphabetical-index-mark-start text:id="IMark98437173731360"/>postgresql_update_schema.sql<text:alphabetical-index-mark-end text:id="IMark98437173731360"/> file and execute the required SQL statements.</text:p>
      <text:p text:style-name="P87"/>
      <text:h text:style-name="P182" text:outline-level="1"><text:bookmark-start text:name="__RefHeading___Toc1523_1648101563"/>Upgrading an SQLite Database Schema<text:bookmark-end text:name="__RefHeading___Toc1523_1648101563"/></text:h>
      <text:p text:style-name="P86">It may be necessary to <text:alphabetical-index-mark-start text:id="IMark98437117404544"/>upgrade<text:alphabetical-index-mark-end text:id="IMark98437117404544"/> an existing BiblioteQ <text:alphabetical-index-mark-start text:id="IMark98437128917392"/>SQLite<text:alphabetical-index-mark-end text:id="IMark98437128917392"/> database schema after a software release. <text:span text:style-name="T75">An</text:span> upgrade tool is available <text:span text:style-name="T165">via </text:span>the <text:alphabetical-index-mark-start text:id="IMark98437136819536"/>Tools<text:alphabetical-index-mark-end text:id="IMark98437136819536"/> menu. A confirmation prompt is displayed before the process is initiated. After the upgrade process is completed, a dialog <text:span text:style-name="T76">depicting</text:span> <text:span text:style-name="T173">the </text:span><text:span text:style-name="T174">results of the upgrade</text:span> will be displayed. <text:span text:style-name="T122">Please create a </text:span><text:span text:style-name="T204">copy</text:span><text:span text:style-name="T122"> of the SQLite database </text:span><text:span text:style-name="T204">file </text:span><text:span text:style-name="T122">before upgrading it.</text:span></text:p>
      <text:p text:style-name="P86"><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4">Index</text:p>
          </text:index-title>
          <text:p text:style-name="P183">Accessing an Existing SQLite Database<text:tab/>11</text:p>
          <text:p text:style-name="P183">Add Item<text:tab/>6, 24</text:p>
          <text:p text:style-name="P183">admin<text:tab/>7</text:p>
          <text:p text:style-name="P183">administrator<text:tab/>6 f., 16, 24 ff., 32, 40 f.</text:p>
          <text:p text:style-name="P183">Administrator<text:tab/>32</text:p>
          <text:p text:style-name="P183">Administrator Browser<text:tab/>7, 25, 32</text:p>
          <text:p text:style-name="P183">Administrator Guide<text:tab/>3</text:p>
          <text:p text:style-name="P183">All Requested<text:tab/>39</text:p>
          <text:p text:style-name="P183">All Reserved<text:tab/>41</text:p>
          <text:p text:style-name="P183">Alpha<text:tab/>30</text:p>
          <text:p text:style-name="P183">AMD<text:tab/>30</text:p>
          <text:p text:style-name="P183">Android<text:tab/>30</text:p>
          <text:p text:style-name="P183">ARM<text:tab/>30</text:p>
          <text:p text:style-name="P183">ASINs<text:tab/>36</text:p>
          <text:p text:style-name="P183">back_url<text:tab/>37</text:p>
          <text:p text:style-name="P183">biblioteq_patron<text:tab/>27</text:p>
          <text:p text:style-name="P183">biblioteq.conf<text:tab/>36, 43</text:p>
          <text:p text:style-name="P183">BiblioteQ.conf<text:tab/>9</text:p>
          <text:p text:style-name="P183">BiblioteQ.INI<text:tab/>8</text:p>
          <text:p text:style-name="P183">Book Binding Types<text:tab/>16</text:p>
          <text:p text:style-name="P183">books<text:tab/>6, 20, 29, 39, 43</text:p>
          <text:p text:style-name="P183">Books<text:tab/>40</text:p>
          <text:p text:style-name="P183">Branch Name<text:tab/>5, 11</text:p>
          <text:p text:style-name="P183">Branch Selection<text:tab/>4, 25, 36</text:p>
          <text:p text:style-name="P183">Category<text:tab/>39</text:p>
          <text:p text:style-name="P183">Change Password<text:tab/>25</text:p>
          <text:p text:style-name="P183">circulation<text:tab/>25, 27, 40 f.</text:p>
          <text:p text:style-name="P183">Circulation<text:tab/>32</text:p>
          <text:p text:style-name="P183">Clear<text:tab/>4</text:p>
          <text:p text:style-name="P183">compact discs<text:tab/>6, 39 f.</text:p>
          <text:p text:style-name="P183">Configure Administrator Privileges<text:tab/>7, 25</text:p>
          <text:p text:style-name="P183">Connect<text:tab/>4, 11, 25</text:p>
          <text:p text:style-name="P183">connection_options<text:tab/>36</text:p>
          <text:p text:style-name="P183">Copy Browser<text:tab/>40</text:p>
          <text:p text:style-name="P183">createdb<text:tab/>12</text:p>
          <text:p text:style-name="P183">createlang<text:tab/>12</text:p>
          <text:p text:style-name="P183">Creating an SQLite Database<text:tab/>11</text:p>
          <text:p text:style-name="P183">CSV<text:tab/>19, 22</text:p>
          <text:p text:style-name="P183">Custom Database Query<text:tab/>25</text:p>
          <text:p text:style-name="P183">Custom Query<text:tab/>14</text:p>
          <text:p text:style-name="P183">Database Enumerations<text:tab/>16, 25</text:p>
          <text:p text:style-name="P183">Database Enumerations Browser<text:tab/>16, 26, 40</text:p>
          <text:p text:style-name="P183">Database Search<text:tab/>25</text:p>
          <text:p text:style-name="P183">database_name<text:tab/>36 f.</text:p>
          <text:p text:style-name="P183">database_type<text:tab/>36</text:p>
          <text:p text:style-name="P183">Delete Selected Item(s)<text:tab/>24</text:p>
          <text:p text:style-name="P183">digital video discs<text:tab/>6, 39 f.</text:p>
          <text:p text:style-name="P183">Disconnect<text:tab/>17, 25</text:p>
          <text:p text:style-name="P183">Display Members Browser<text:tab/>25</text:p>
          <text:p text:style-name="P183">Due Date<text:tab/>40</text:p>
          <text:p text:style-name="P183">Duplicate Selected Item(s)<text:tab/>24</text:p>
          <text:p text:style-name="P183">Error Log<text:tab/>18</text:p>
          <text:p text:style-name="P183">Exit BiblioteQ<text:tab/>26</text:p>
          <text:p text:style-name="P183">Export Table View as CSV<text:tab/>19</text:p>
          <text:p text:style-name="P183">File<text:tab/>4, 11, 13, 17, 19</text:p>
          <text:p text:style-name="P183">Files Browser<text:tab/>25</text:p>
          <text:p text:style-name="P183">format<text:tab/>38</text:p>
          <text:p text:style-name="P183">FreeBSD<text:tab/>30</text:p>
          <text:p text:style-name="P183">front_url<text:tab/>37</text:p>
          <text:p text:style-name="P183">Grant Privileges<text:tab/>27</text:p>
          <text:p text:style-name="P183">grey literature<text:tab/>6, 20, 39 f.</text:p>
          <text:p text:style-name="P183">guest<text:tab/>25, 32</text:p>
          <text:p text:style-name="P183">host<text:tab/>36</text:p>
          <text:p text:style-name="P183">hostname<text:tab/>36</text:p>
          <text:p text:style-name="P183">HTTP<text:tab/>36 f.</text:p>
          <text:p text:style-name="P183">hyperlinks<text:tab/>21</text:p>
          <text:p text:style-name="P183">Item Creation<text:tab/>24, 32 f.</text:p>
          <text:p text:style-name="P183">Item Deletion<text:tab/>24, 32 f.</text:p>
          <text:p text:style-name="P183">Item Reservation Status<text:tab/>41</text:p>
          <text:p text:style-name="P183">Item Reservations<text:tab/>25, 32 f.</text:p>
          <text:p text:style-name="P183">Item Returns<text:tab/>33</text:p>
          <text:p text:style-name="P183">Item Updates<text:tab/>24, 33</text:p>
          <text:p text:style-name="P183">journals<text:tab/>6, 20, 39 f., 43</text:p>
          <text:p text:style-name="P183">librarian<text:tab/>6, 16, 26</text:p>
          <text:p text:style-name="P183">Librarian<text:tab/>32</text:p>
          <text:p text:style-name="P183">LIMIT<text:tab/>23</text:p>
          <text:p text:style-name="P183">Linguist<text:tab/>46</text:p>
          <text:p text:style-name="P183">Linux<text:tab/>30</text:p>
          <text:p text:style-name="P183">local_db<text:tab/>5, 11</text:p>
          <text:p text:style-name="P183">MacOS<text:tab/>30</text:p>
          <text:p text:style-name="P183">magazines<text:tab/>6, 20, 39 f., 43</text:p>
          <text:p text:style-name="P183">Member Creation<text:tab/>33</text:p>
          <text:p text:style-name="P183">Member Deletion<text:tab/>33</text:p>
          <text:p text:style-name="P183">Member Updates<text:tab/>33</text:p>
          <text:p text:style-name="P183"><text:soft-page-break/>Member’s Reservation History<text:tab/>28</text:p>
          <text:p text:style-name="P183">Members Browser<text:tab/>40</text:p>
          <text:p text:style-name="P183">membership<text:tab/>25, 27</text:p>
          <text:p text:style-name="P183">Membership<text:tab/>32</text:p>
          <text:p text:style-name="P183">Modify Selected Item(s)<text:tab/>24</text:p>
          <text:p text:style-name="P183">name<text:tab/>37 f.</text:p>
          <text:p text:style-name="P183">New SQLite Database<text:tab/>13</text:p>
          <text:p text:style-name="P183">None<text:tab/>36 f.</text:p>
          <text:p text:style-name="P183">OFFSET<text:tab/>23</text:p>
          <text:p text:style-name="P183">Open Library<text:tab/>29</text:p>
          <text:p text:style-name="P183">OpenBSD<text:tab/>30</text:p>
          <text:p text:style-name="P183">OS/2<text:tab/>30</text:p>
          <text:p text:style-name="P183">Pagination<text:tab/>23</text:p>
          <text:p text:style-name="P183">password<text:tab/>10, 38</text:p>
          <text:p text:style-name="P183">Password<text:tab/>11</text:p>
          <text:p text:style-name="P183">Password Selection<text:tab/>10, 25</text:p>
          <text:p text:style-name="P183">path<text:tab/>36</text:p>
          <text:p text:style-name="P183">patron<text:tab/>24, 32</text:p>
          <text:p text:style-name="P183">patrons<text:tab/>39</text:p>
          <text:p text:style-name="P183">PDF<text:tab/>31</text:p>
          <text:p text:style-name="P183">photograph collections<text:tab/>6</text:p>
          <text:p text:style-name="P183">plpgsql<text:tab/>12</text:p>
          <text:p text:style-name="P183">Poppler<text:tab/>31</text:p>
          <text:p text:style-name="P183">port<text:tab/>36, 38</text:p>
          <text:p text:style-name="P183">postgresql<text:tab/>36</text:p>
          <text:p text:style-name="P183">PostgreSQL<text:tab/>3, 6 f., 11 f., 23, 27, 32, 39 ff.</text:p>
          <text:p text:style-name="P183">postgresql_create_schema.sql<text:tab/>12, 32</text:p>
          <text:p text:style-name="P183">postgresql_update_schema.sql<text:tab/>47</text:p>
          <text:p text:style-name="P183">PowerPC<text:tab/>30</text:p>
          <text:p text:style-name="P183">Print Current View<text:tab/>24</text:p>
          <text:p text:style-name="P183">proxy_host<text:tab/>36 ff.</text:p>
          <text:p text:style-name="P183">proxy_password<text:tab/>36 f.</text:p>
          <text:p text:style-name="P183">proxy_port<text:tab/>36 ff.</text:p>
          <text:p text:style-name="P183">proxy_type<text:tab/>36 f.</text:p>
          <text:p text:style-name="P183">proxy_username<text:tab/>36 f.</text:p>
          <text:p text:style-name="P183">Qt<text:tab/>30, 46</text:p>
          <text:p text:style-name="P183">Qt LTS<text:tab/>3</text:p>
          <text:p text:style-name="P183">reate<text:tab/>6</text:p>
          <text:p text:style-name="P183">Recent SQLite Files<text:tab/>4</text:p>
          <text:p text:style-name="P183">record_syntax<text:tab/>38</text:p>
          <text:p text:style-name="P183">Refresh Table<text:tab/>25</text:p>
          <text:p text:style-name="P183">Request Selected Item(s) / Cancel Selected Request(s)<text:tab/>24</text:p>
          <text:p text:style-name="P183">Reservation Histories<text:tab/>33</text:p>
          <text:p text:style-name="P183">Reservation Status<text:tab/>41</text:p>
          <text:p text:style-name="P183">Reserve<text:tab/>40</text:p>
          <text:p text:style-name="P183">Reserve Selected Item<text:tab/>25, 40</text:p>
          <text:p text:style-name="P183">Save Changes<text:tab/>7</text:p>
          <text:p text:style-name="P183">Select SQLite Database<text:tab/>5</text:p>
          <text:p text:style-name="P183">Select Viewable Columns<text:tab/>24</text:p>
          <text:p text:style-name="P183">Socks5<text:tab/>36 f.</text:p>
          <text:p text:style-name="P183">sqlite<text:tab/>36</text:p>
          <text:p text:style-name="P183">SQLite<text:tab/>3 f., 6, 11, 13, 23, 27, 30, 48</text:p>
          <text:p text:style-name="P183">SRU<text:tab/>43</text:p>
          <text:p text:style-name="P183">ssl_enabled<text:tab/>37</text:p>
          <text:p text:style-name="P183">Sun UltraSparc<text:tab/>30</text:p>
          <text:p text:style-name="P183">System<text:tab/>36 f.</text:p>
          <text:p text:style-name="P183">Telephone<text:tab/>39</text:p>
          <text:p text:style-name="P183">timeout<text:tab/>38</text:p>
          <text:p text:style-name="P183">Tools<text:tab/>22, 48</text:p>
          <text:p text:style-name="P183">Translations<text:tab/>46</text:p>
          <text:p text:style-name="P183">unaccent()<text:tab/>35</text:p>
          <text:p text:style-name="P183">upgrade<text:tab/>48</text:p>
          <text:p text:style-name="P183">url_isbn<text:tab/>37</text:p>
          <text:p text:style-name="P183">url_issn<text:tab/>37</text:p>
          <text:p text:style-name="P183">Userid<text:tab/>11</text:p>
          <text:p text:style-name="P183">username<text:tab/>38</text:p>
          <text:p text:style-name="P183">video games<text:tab/>6, 39 f.</text:p>
          <text:p text:style-name="P183">View<text:tab/>18, 27, 41</text:p>
          <text:p text:style-name="P183">View Member’s Reservation History (Patrons Only)<text:tab/>24</text:p>
          <text:p text:style-name="P183">View Selected Item(s)<text:tab/>24</text:p>
          <text:p text:style-name="P183">Windows<text:tab/>30</text:p>
          <text:p text:style-name="P183">xbook_admin<text:tab/>12, 32</text:p>
          <text:p text:style-name="P183">xbook_db<text:tab/>12</text:p>
          <text:p text:style-name="P183">YAZ<text:tab/>3, 30</text:p>
          <text:p text:style-name="P183">yaz_<text:tab/>38</text:p>
          <text:p text:style-name="P183">Z39.50<text:tab/>43</text:p>
          <text:p text:style-name="P183"><text:s/>Administrator Privileges<text:tab/>7</text:p>
          <text:p text:style-name="P183">[Amazon Back Cover Images]<text:tab/>36</text:p>
          <text:p text:style-name="P183">[Amazon Front Cover Images]<text:tab/>36</text:p>
          <text:p text:style-name="P183">[Branch-1]<text:tab/>36</text:p>
          <text:p text:style-name="P183">[Open Library Cover Images]<text:tab/>37</text:p>
          <text:p text:style-name="P183">[Open Library]<text:tab/>37</text:p>
          <text:p text:style-name="P183">[SRU-1]<text:tab/>37</text:p>
          <text:p text:style-name="P183">[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01T12:39:29.948013882</dc:date>
    <meta:editing-duration>P8DT6H2M18S</meta:editing-duration>
    <meta:editing-cycles>1112</meta:editing-cycles>
    <meta:generator>LibreOffice/24.2.7.2$Linux_X86_64 LibreOffice_project/420$Build-2</meta:generator>
    <meta:print-date>2024-11-30T14:17:27.044193212</meta:print-date>
    <meta:printed-by>PDF files</meta:printed-by>
    <meta:document-statistic meta:table-count="0" meta:image-count="13" meta:object-count="0" meta:page-count="50" meta:paragraph-count="518" meta:word-count="4436" meta:character-count="29383" meta:non-whitespace-character-count="25528"/>
  </office:meta>
</office:document-meta>
</file>